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72.79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99pt"/>
    </style:style>
    <style:style style:name="co9" style:family="table-column">
      <style:table-column-properties fo:break-before="auto" style:column-width="48.1pt"/>
    </style:style>
    <style:style style:name="co10" style:family="table-column">
      <style:table-column-properties fo:break-before="auto" style:column-width="46.8pt"/>
    </style:style>
    <style:style style:name="co11" style:family="table-column">
      <style:table-column-properties fo:break-before="auto" style:column-width="57.09pt"/>
    </style:style>
    <style:style style:name="co12" style:family="table-column">
      <style:table-column-properties fo:break-before="auto" style:column-width="75.09pt"/>
    </style:style>
    <style:style style:name="co13" style:family="table-column">
      <style:table-column-properties fo:break-before="auto" style:column-width="82.06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55.05pt"/>
    </style:style>
    <style:style style:name="co16" style:family="table-column">
      <style:table-column-properties fo:break-before="auto" style:column-width="176.26pt"/>
    </style:style>
    <style:style style:name="co17" style:family="table-column">
      <style:table-column-properties fo:break-before="auto" style:column-width="592.84pt"/>
    </style:style>
    <style:style style:name="co18" style:family="table-column">
      <style:table-column-properties fo:break-before="auto" style:column-width="132.75pt"/>
    </style:style>
    <style:style style:name="co19" style:family="table-column">
      <style:table-column-properties fo:break-before="auto" style:column-width="279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">
      <style:table-cell-properties style:vertical-align="middle"/>
    </style:style>
    <style:style style:name="ce6" style:family="table-cell" style:parent-style-name="Default" style:data-style-name="N1">
      <style:table-cell-properties fo:background-color="transparent" style:vertical-align="middle"/>
    </style:style>
    <style:style style:name="ce4" style:family="table-cell" style:parent-style-name="Default" style:data-style-name="N1"/>
    <style:style style:name="ce5" style:family="table-cell" style:parent-style-name="Default">
      <style:table-cell-properties style:vertical-align="middle"/>
    </style:style>
    <style:style style:name="ce27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 style:data-style-name="N123"/>
    <style:style style:name="ce29" style:family="table-cell" style:parent-style-name="Default" style:data-style-name="N123">
      <style:table-cell-properties fo:background-color="transparent"/>
    </style:style>
    <style:style style:name="ce30" style:family="table-cell" style:parent-style-name="Default">
      <style:table-cell-properties fo:background-color="transparent"/>
    </style:style>
    <style:style style:name="ce11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end" fo:margin-left="0pt"/>
    </style:style>
    <style:style style:name="ce15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pt"/>
    </style:style>
    <style:style style:name="ce16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pt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 style:data-style-name="N11">
      <style:table-cell-properties fo:background-color="#ff7f00" style:vertical-align="middle"/>
    </style:style>
    <style:style style:name="ce9" style:family="table-cell" style:parent-style-name="Default" style:data-style-name="N2">
      <style:table-cell-properties style:vertical-align="middle"/>
    </style:style>
    <style:style style:name="ce13" style:family="table-cell" style:parent-style-name="Default" style:data-style-name="N11">
      <style:table-cell-properties fo:background-color="#ff7f00"/>
    </style:style>
    <style:style style:name="ce44" style:family="table-cell" style:parent-style-name="Default" style:data-style-name="N11"/>
    <style:style style:name="ce18" style:family="table-cell" style:parent-style-name="Default" style:data-style-name="N1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17" style:family="table-cell" style:parent-style-name="Default" style:data-style-name="N2">
      <style:table-cell-properties fo:background-color="#ff7f00" style:text-align-source="fix" style:repeat-content="false" style:vertical-align="middle"/>
      <style:paragraph-properties fo:text-align="end" fo:margin-left="0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 style:data-style-name="N122">
      <style:table-cell-properties fo:background-color="#ff7f00" style:vertical-align="middle"/>
    </style:style>
    <style:style style:name="ce21" style:family="table-cell" style:parent-style-name="Default">
      <style:table-cell-properties fo:background-color="#ff7f00" style:vertical-align="middle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5" style:family="table-cell" style:parent-style-name="Default">
      <style:text-properties fo:color="#800000" style:text-outline="false" style:text-line-through-style="none" style:text-line-through-type="none" style:font-name="lucidatypewriter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1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3" table:default-cell-style-name="ce28"/>
        <table:table-column table:style-name="co1" table:default-cell-style-name="ce2"/>
        <table:table-column table:style-name="co4" table:default-cell-style-name="ce2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ce16"/>
        <table:table-column table:style-name="co9" table:default-cell-style-name="ce9"/>
        <table:table-column table:style-name="co10" table:default-cell-style-name="ce11"/>
        <table:table-column table:style-name="co11" table:default-cell-style-name="ce44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11"/>
        <table:table-column table:style-name="co14" table:default-cell-style-name="ce42"/>
        <table:table-column table:style-name="co16" table:default-cell-style-name="ce45"/>
        <table:table-column table:style-name="co7" table:default-cell-style-name="Default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7" table:number-columns-repeated="1001" table:default-cell-style-name="ce5"/>
        <table:table-row table:style-name="ro1">
          <table:table-cell office:value-type="string" calcext:value-type="string">
            <text:p>run id</text:p>
          </table:table-cell>
          <table:table-cell table:style-name="ce1" office:value-type="string" calcext:value-type="string">
            <text:p>nbelts</text:p>
          </table:table-cell>
          <table:table-cell table:style-name="ce1" office:value-type="string" calcext:value-type="string">
            <text:p>nbelts dg</text:p>
          </table:table-cell>
          <table:table-cell table:style-name="ce27" office:value-type="string" calcext:value-type="string">
            <text:p>max CFL</text:p>
          </table:table-cell>
          <table:table-cell table:style-name="ce1" office:value-type="string" calcext:value-type="string">
            <text:p>nsteps</text:p>
          </table:table-cell>
          <table:table-cell table:style-name="ce1" office:value-type="string" calcext:value-type="string">
            <text:p>nprocs</text:p>
          </table:table-cell>
          <table:table-cell table:style-name="Default" office:value-type="string" calcext:value-type="string">
            <text:p>snap. freq.</text:p>
          </table:table-cell>
          <table:table-cell office:value-type="string" calcext:value-type="string">
            <text:p>stations</text:p>
          </table:table-cell>
          <table:table-cell office:value-type="string" calcext:value-type="string">
            <text:p>seismo. freq.</text:p>
          </table:table-cell>
          <table:table-cell table:style-name="ce11" office:value-type="string" calcext:value-type="string">
            <text:p>real time (s)</text:p>
          </table:table-cell>
          <table:table-cell table:style-name="ce7" office:value-type="string" calcext:value-type="string">
            <text:p>dg %</text:p>
          </table:table-cell>
          <table:table-cell table:style-name="Default" office:value-type="string" calcext:value-type="string">
            <text:p>snap. %</text:p>
          </table:table-cell>
          <table:table-cell office:value-type="string" calcext:value-type="string">
            <text:p>seismo. %</text:p>
          </table:table-cell>
          <table:table-cell table:style-name="ce11" office:value-type="string" calcext:value-type="string">
            <text:p>nbelts per proc</text:p>
          </table:table-cell>
          <table:table-cell table:style-name="ce16" office:value-type="string" calcext:value-type="string">
            <text:p>hcpu calcultated</text:p>
          </table:table-cell>
          <table:table-cell table:style-name="ce42" office:value-type="string" calcext:value-type="string">
            <text:p>cpu time per el. per it. (from hcpu calculated)</text:p>
          </table:table-cell>
          <table:table-cell office:value-type="string" calcext:value-type="string">
            <text:p>hcpu used</text:p>
          </table:table-cell>
          <table:table-cell office:value-type="string" calcext:value-type="string">
            <text:p>cpu time per el. per it. (from hcpu used)</text:p>
          </table:table-cell>
          <table:table-cell office:value-type="string" calcext:value-type="string">
            <text:p>run title</text:p>
          </table:table-cell>
          <table:table-cell/>
          <table:table-cell table:style-name="ce42" table:number-columns-repeated="1004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82" calcext:value-type="float">
            <text:p>82</text:p>
          </table:table-cell>
          <table:table-cell table:style-name="ce8" table:formula="of:=IF(OR(ISBLANK([.B2]);ISBLANK([.C2]));&quot;&quot;;[.C2]/[.B2])" office:value-type="percentage" office:value="1" calcext:value-type="percentage">
            <text:p>100.00%</text:p>
          </table:table-cell>
          <table:table-cell table:style-name="ce13" table:formula="of:=IF(ISBLANK([.E2]);&quot;&quot;;[.G2]/[.E2])" office:value-type="percentage" office:value="0.025" calcext:value-type="percentage">
            <text:p>2.50%</text:p>
          </table:table-cell>
          <table:table-cell table:style-name="ce13" table:formula="of:=IF(ISBLANK([.I2]);&quot;&quot;;[.I2]/[.E2])">
            <text:p/>
          </table:table-cell>
          <table:table-cell table:style-name="ce18" table:formula="of:=IF(ISBLANK([.F2]);&quot;&quot;;[.B2]/[.F2])" office:value-type="float" office:value="625" calcext:value-type="float">
            <text:p>625</text:p>
          </table:table-cell>
          <table:table-cell table:style-name="ce17" table:formula="of:=IF(ISBLANK([.F2]);&quot;&quot;;[.J2]*[.F2]/3600)" office:value-type="float" office:value="0.0911111111111111" calcext:value-type="float">
            <text:p>0.09</text:p>
          </table:table-cell>
          <table:table-cell table:style-name="ce20" table:formula="of:=IF(ISBLANK([.J2]);&quot;&quot;;[.O2]*3600/[.B2]/[.E2])" office:value-type="float" office:value="0.0000656" calcext:value-type="float">
            <text:p>0.00006560</text:p>
          </table:table-cell>
          <table:table-cell/>
          <table:table-cell table:style-name="ce20" table:formula="of:=IF(ISBLANK([.Q2]);&quot;&quot;;[.Q2]*3600/[.B2]/[.E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];&quot;0.0000000000000000E+000&quot;)&amp;&quot;,&quot;&amp;TEXT([.K2];&quot;0.0000000000000000E+000&quot;)&amp;&quot;,&quot;&amp;TEXT([.L2];&quot;0.0000000000000000E+000&quot;)&amp;&quot;,&quot;&amp;TEXT(IF([.M2]=&quot;&quot;;1;[.M2]);&quot;0.0000000000000000E+000&quot;)&amp;&quot;,&quot;&amp;TEXT([.N2];&quot;0&quot;)&amp;&quot;;&quot;" office:value-type="string" office:string-value="0.0000000000000000E+000,1.0000000000000000E+000,2.5000000000000000E-002,1.0000000000000000E+000,625;" calcext:value-type="string">
            <text:p>0.0000000000000000E+000,1.0000000000000000E+000,2.5000000000000000E-002,1.0000000000000000E+000,625;</text:p>
          </table:table-cell>
          <table:table-cell table:formula="of:=TEXT([.P2];&quot;0.0000000000000000E+000&quot;)&amp;&quot;;&quot;" office:value-type="string" office:string-value="6.5600000000000000E-005;" calcext:value-type="string">
            <text:p>6.56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24" calcext:value-type="float">
            <text:p>24</text:p>
          </table:table-cell>
          <table:table-cell table:style-name="ce8" table:formula="of:=IF(OR(ISBLANK([.B3]);ISBLANK([.C3]));&quot;&quot;;[.C3]/[.B3])" office:value-type="percentage" office:value="1" calcext:value-type="percentage">
            <text:p>100.00%</text:p>
          </table:table-cell>
          <table:table-cell table:style-name="ce13" table:formula="of:=IF(ISBLANK([.E3]);&quot;&quot;;[.G3]/[.E3])" office:value-type="percentage" office:value="0.025" calcext:value-type="percentage">
            <text:p>2.50%</text:p>
          </table:table-cell>
          <table:table-cell table:style-name="ce13" table:formula="of:=IF(ISBLANK([.I3]);&quot;&quot;;[.I3]/[.E3])">
            <text:p/>
          </table:table-cell>
          <table:table-cell table:style-name="ce18" table:formula="of:=IF(ISBLANK([.F3]);&quot;&quot;;[.B3]/[.F3])" office:value-type="float" office:value="156.25" calcext:value-type="float">
            <text:p>156</text:p>
          </table:table-cell>
          <table:table-cell table:style-name="ce17" table:formula="of:=IF(ISBLANK([.F3]);&quot;&quot;;[.J3]*[.F3]/3600)" office:value-type="float" office:value="0.106666666666667" calcext:value-type="float">
            <text:p>0.11</text:p>
          </table:table-cell>
          <table:table-cell table:style-name="ce20" table:formula="of:=IF(ISBLANK([.J3]);&quot;&quot;;[.O3]*3600/[.B3]/[.E3])" office:value-type="float" office:value="0.0000768" calcext:value-type="float">
            <text:p>0.00007680</text:p>
          </table:table-cell>
          <table:table-cell/>
          <table:table-cell table:style-name="ce20" table:formula="of:=IF(ISBLANK([.Q3]);&quot;&quot;;[.Q3]*3600/[.B3]/[.E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3];&quot;0.0000000000000000E+000&quot;)&amp;&quot;,&quot;&amp;TEXT([.K3];&quot;0.0000000000000000E+000&quot;)&amp;&quot;,&quot;&amp;TEXT([.L3];&quot;0.0000000000000000E+000&quot;)&amp;&quot;,&quot;&amp;TEXT(IF([.M3]=&quot;&quot;;1;[.M3]);&quot;0.0000000000000000E+000&quot;)&amp;&quot;,&quot;&amp;TEXT([.N3];&quot;0&quot;)&amp;&quot;;&quot;" office:value-type="string" office:string-value="0.0000000000000000E+000,1.0000000000000000E+000,2.5000000000000000E-002,1.0000000000000000E+000,156;" calcext:value-type="string">
            <text:p>0.0000000000000000E+000,1.0000000000000000E+000,2.5000000000000000E-002,1.0000000000000000E+000,156;</text:p>
          </table:table-cell>
          <table:table-cell table:formula="of:=TEXT([.P3];&quot;0.0000000000000000E+000&quot;)&amp;&quot;;&quot;" office:value-type="string" office:string-value="7.6800000000000000E-005;" calcext:value-type="string">
            <text:p>7.68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00" calcext:value-type="float">
            <text:p>2500</text:p>
          </table:table-cell>
          <table:table-cell table:style-name="ce5" office:value-type="float" office:value="2500" calcext:value-type="float">
            <text:p>25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1" calcext:value-type="float">
            <text:p>11</text:p>
          </table:table-cell>
          <table:table-cell table:style-name="ce8" table:formula="of:=IF(OR(ISBLANK([.B4]);ISBLANK([.C4]));&quot;&quot;;[.C4]/[.B4])" office:value-type="percentage" office:value="1" calcext:value-type="percentage">
            <text:p>100.00%</text:p>
          </table:table-cell>
          <table:table-cell table:style-name="ce13" table:formula="of:=IF(ISBLANK([.E4]);&quot;&quot;;[.G4]/[.E4])" office:value-type="percentage" office:value="0.025" calcext:value-type="percentage">
            <text:p>2.50%</text:p>
          </table:table-cell>
          <table:table-cell table:style-name="ce13" table:formula="of:=IF(ISBLANK([.I4]);&quot;&quot;;[.I4]/[.E4])">
            <text:p/>
          </table:table-cell>
          <table:table-cell table:style-name="ce18" table:formula="of:=IF(ISBLANK([.F4]);&quot;&quot;;[.B4]/[.F4])" office:value-type="float" office:value="9.765625" calcext:value-type="float">
            <text:p>10</text:p>
          </table:table-cell>
          <table:table-cell table:style-name="ce17" table:formula="of:=IF(ISBLANK([.F4]);&quot;&quot;;[.J4]*[.F4]/3600)" office:value-type="float" office:value="0.782222222222222" calcext:value-type="float">
            <text:p>0.78</text:p>
          </table:table-cell>
          <table:table-cell table:style-name="ce20" table:formula="of:=IF(ISBLANK([.J4]);&quot;&quot;;[.O4]*3600/[.B4]/[.E4])" office:value-type="float" office:value="0.0005632" calcext:value-type="float">
            <text:p>0.00056320</text:p>
          </table:table-cell>
          <table:table-cell/>
          <table:table-cell table:style-name="ce20" table:formula="of:=IF(ISBLANK([.Q4]);&quot;&quot;;[.Q4]*3600/[.B4]/[.E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4];&quot;0.0000000000000000E+000&quot;)&amp;&quot;,&quot;&amp;TEXT([.K4];&quot;0.0000000000000000E+000&quot;)&amp;&quot;,&quot;&amp;TEXT([.L4];&quot;0.0000000000000000E+000&quot;)&amp;&quot;,&quot;&amp;TEXT(IF([.M4]=&quot;&quot;;1;[.M4]);&quot;0.0000000000000000E+000&quot;)&amp;&quot;,&quot;&amp;TEXT([.N4];&quot;0&quot;)&amp;&quot;;&quot;" office:value-type="string" office:string-value="0.0000000000000000E+000,1.0000000000000000E+000,2.5000000000000000E-002,1.0000000000000000E+000,10;" calcext:value-type="string">
            <text:p>0.0000000000000000E+000,1.0000000000000000E+000,2.5000000000000000E-002,1.0000000000000000E+000,10;</text:p>
          </table:table-cell>
          <table:table-cell table:formula="of:=TEXT([.P4];&quot;0.0000000000000000E+000&quot;)&amp;&quot;;&quot;" office:value-type="string" office:string-value="5.6320000000000000E-004;" calcext:value-type="string">
            <text:p>5.63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920" calcext:value-type="float">
            <text:p>920</text:p>
          </table:table-cell>
          <table:table-cell table:style-name="ce8" table:formula="of:=IF(OR(ISBLANK([.B5]);ISBLANK([.C5]));&quot;&quot;;[.C5]/[.B5])" office:value-type="percentage" office:value="1" calcext:value-type="percentage">
            <text:p>100.00%</text:p>
          </table:table-cell>
          <table:table-cell table:style-name="ce13" table:formula="of:=IF(ISBLANK([.E5]);&quot;&quot;;[.G5]/[.E5])" office:value-type="percentage" office:value="0.0125" calcext:value-type="percentage">
            <text:p>1.25%</text:p>
          </table:table-cell>
          <table:table-cell table:style-name="ce13" table:formula="of:=IF(ISBLANK([.I5]);&quot;&quot;;[.I5]/[.E5])">
            <text:p/>
          </table:table-cell>
          <table:table-cell table:style-name="ce18" table:formula="of:=IF(ISBLANK([.F5]);&quot;&quot;;[.B5]/[.F5])" office:value-type="float" office:value="2500" calcext:value-type="float">
            <text:p>2500</text:p>
          </table:table-cell>
          <table:table-cell table:style-name="ce17" table:formula="of:=IF(ISBLANK([.F5]);&quot;&quot;;[.J5]*[.F5]/3600)" office:value-type="float" office:value="1.02222222222222" calcext:value-type="float">
            <text:p>1.02</text:p>
          </table:table-cell>
          <table:table-cell table:style-name="ce20" table:formula="of:=IF(ISBLANK([.J5]);&quot;&quot;;[.O5]*3600/[.B5]/[.E5])" office:value-type="float" office:value="0.000092" calcext:value-type="float">
            <text:p>0.00009200</text:p>
          </table:table-cell>
          <table:table-cell/>
          <table:table-cell table:style-name="ce20" table:formula="of:=IF(ISBLANK([.Q5]);&quot;&quot;;[.Q5]*3600/[.B5]/[.E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5];&quot;0.0000000000000000E+000&quot;)&amp;&quot;,&quot;&amp;TEXT([.K5];&quot;0.0000000000000000E+000&quot;)&amp;&quot;,&quot;&amp;TEXT([.L5];&quot;0.0000000000000000E+000&quot;)&amp;&quot;,&quot;&amp;TEXT(IF([.M5]=&quot;&quot;;1;[.M5]);&quot;0.0000000000000000E+000&quot;)&amp;&quot;,&quot;&amp;TEXT([.N5];&quot;0&quot;)&amp;&quot;;&quot;" office:value-type="string" office:string-value="0.0000000000000000E+000,1.0000000000000000E+000,1.2500000000000000E-002,1.0000000000000000E+000,2500;" calcext:value-type="string">
            <text:p>0.0000000000000000E+000,1.0000000000000000E+000,1.2500000000000000E-002,1.0000000000000000E+000,2500;</text:p>
          </table:table-cell>
          <table:table-cell table:formula="of:=TEXT([.P5];&quot;0.0000000000000000E+000&quot;)&amp;&quot;;&quot;" office:value-type="string" office:string-value="9.2000000000000000E-005;" calcext:value-type="string">
            <text:p>9.2000000000000000E-005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257" calcext:value-type="float">
            <text:p>257</text:p>
          </table:table-cell>
          <table:table-cell table:style-name="ce8" table:formula="of:=IF(OR(ISBLANK([.B6]);ISBLANK([.C6]));&quot;&quot;;[.C6]/[.B6])" office:value-type="percentage" office:value="1" calcext:value-type="percentage">
            <text:p>100.00%</text:p>
          </table:table-cell>
          <table:table-cell table:style-name="ce13" table:formula="of:=IF(ISBLANK([.E6]);&quot;&quot;;[.G6]/[.E6])" office:value-type="percentage" office:value="0.0125" calcext:value-type="percentage">
            <text:p>1.25%</text:p>
          </table:table-cell>
          <table:table-cell table:style-name="ce13" table:formula="of:=IF(ISBLANK([.I6]);&quot;&quot;;[.I6]/[.E6])">
            <text:p/>
          </table:table-cell>
          <table:table-cell table:style-name="ce18" table:formula="of:=IF(ISBLANK([.F6]);&quot;&quot;;[.B6]/[.F6])" office:value-type="float" office:value="625" calcext:value-type="float">
            <text:p>625</text:p>
          </table:table-cell>
          <table:table-cell table:style-name="ce17" table:formula="of:=IF(ISBLANK([.F6]);&quot;&quot;;[.J6]*[.F6]/3600)" office:value-type="float" office:value="1.14222222222222" calcext:value-type="float">
            <text:p>1.14</text:p>
          </table:table-cell>
          <table:table-cell table:style-name="ce20" table:formula="of:=IF(ISBLANK([.J6]);&quot;&quot;;[.O6]*3600/[.B6]/[.E6])" office:value-type="float" office:value="0.0001028" calcext:value-type="float">
            <text:p>0.00010280</text:p>
          </table:table-cell>
          <table:table-cell/>
          <table:table-cell table:style-name="ce20" table:formula="of:=IF(ISBLANK([.Q6]);&quot;&quot;;[.Q6]*3600/[.B6]/[.E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6];&quot;0.0000000000000000E+000&quot;)&amp;&quot;,&quot;&amp;TEXT([.K6];&quot;0.0000000000000000E+000&quot;)&amp;&quot;,&quot;&amp;TEXT([.L6];&quot;0.0000000000000000E+000&quot;)&amp;&quot;,&quot;&amp;TEXT(IF([.M6]=&quot;&quot;;1;[.M6]);&quot;0.0000000000000000E+000&quot;)&amp;&quot;,&quot;&amp;TEXT([.N6];&quot;0&quot;)&amp;&quot;;&quot;" office:value-type="string" office:string-value="0.0000000000000000E+000,1.0000000000000000E+000,1.2500000000000000E-002,1.0000000000000000E+000,625;" calcext:value-type="string">
            <text:p>0.0000000000000000E+000,1.0000000000000000E+000,1.2500000000000000E-002,1.0000000000000000E+000,625;</text:p>
          </table:table-cell>
          <table:table-cell table:formula="of:=TEXT([.P6];&quot;0.0000000000000000E+000&quot;)&amp;&quot;;&quot;" office:value-type="string" office:string-value="1.0280000000000000E-004;" calcext:value-type="string">
            <text:p>1.028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0000" calcext:value-type="float">
            <text:p>10000</text:p>
          </table:table-cell>
          <table:table-cell table:style-name="ce5" office:value-type="float" office:value="10000" calcext:value-type="float">
            <text:p>1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28" calcext:value-type="float">
            <text:p>28</text:p>
          </table:table-cell>
          <table:table-cell table:style-name="ce8" table:formula="of:=IF(OR(ISBLANK([.B7]);ISBLANK([.C7]));&quot;&quot;;[.C7]/[.B7])" office:value-type="percentage" office:value="1" calcext:value-type="percentage">
            <text:p>100.00%</text:p>
          </table:table-cell>
          <table:table-cell table:style-name="ce13" table:formula="of:=IF(ISBLANK([.E7]);&quot;&quot;;[.G7]/[.E7])" office:value-type="percentage" office:value="0.0125" calcext:value-type="percentage">
            <text:p>1.25%</text:p>
          </table:table-cell>
          <table:table-cell table:style-name="ce13" table:formula="of:=IF(ISBLANK([.I7]);&quot;&quot;;[.I7]/[.E7])">
            <text:p/>
          </table:table-cell>
          <table:table-cell table:style-name="ce18" table:formula="of:=IF(ISBLANK([.F7]);&quot;&quot;;[.B7]/[.F7])" office:value-type="float" office:value="39.0625" calcext:value-type="float">
            <text:p>39</text:p>
          </table:table-cell>
          <table:table-cell table:style-name="ce17" table:formula="of:=IF(ISBLANK([.F7]);&quot;&quot;;[.J7]*[.F7]/3600)" office:value-type="float" office:value="1.99111111111111" calcext:value-type="float">
            <text:p>1.99</text:p>
          </table:table-cell>
          <table:table-cell table:style-name="ce20" table:formula="of:=IF(ISBLANK([.J7]);&quot;&quot;;[.O7]*3600/[.B7]/[.E7])" office:value-type="float" office:value="0.0001792" calcext:value-type="float">
            <text:p>0.00017920</text:p>
          </table:table-cell>
          <table:table-cell/>
          <table:table-cell table:style-name="ce20" table:formula="of:=IF(ISBLANK([.Q7]);&quot;&quot;;[.Q7]*3600/[.B7]/[.E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7];&quot;0.0000000000000000E+000&quot;)&amp;&quot;,&quot;&amp;TEXT([.K7];&quot;0.0000000000000000E+000&quot;)&amp;&quot;,&quot;&amp;TEXT([.L7];&quot;0.0000000000000000E+000&quot;)&amp;&quot;,&quot;&amp;TEXT(IF([.M7]=&quot;&quot;;1;[.M7]);&quot;0.0000000000000000E+000&quot;)&amp;&quot;,&quot;&amp;TEXT([.N7];&quot;0&quot;)&amp;&quot;;&quot;" office:value-type="string" office:string-value="0.0000000000000000E+000,1.0000000000000000E+000,1.2500000000000000E-002,1.0000000000000000E+000,39;" calcext:value-type="string">
            <text:p>0.0000000000000000E+000,1.0000000000000000E+000,1.2500000000000000E-002,1.0000000000000000E+000,39;</text:p>
          </table:table-cell>
          <table:table-cell table:formula="of:=TEXT([.P7];&quot;0.0000000000000000E+000&quot;)&amp;&quot;;&quot;" office:value-type="string" office:string-value="1.7920000000000000E-004;" calcext:value-type="string">
            <text:p>1.792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4" calcext:value-type="float">
            <text:p>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8287" calcext:value-type="float">
            <text:p>8287</text:p>
          </table:table-cell>
          <table:table-cell table:style-name="ce8" table:formula="of:=IF(OR(ISBLANK([.B8]);ISBLANK([.C8]));&quot;&quot;;[.C8]/[.B8])" office:value-type="percentage" office:value="1" calcext:value-type="percentage">
            <text:p>100.00%</text:p>
          </table:table-cell>
          <table:table-cell table:style-name="ce13" table:formula="of:=IF(ISBLANK([.E8]);&quot;&quot;;[.G8]/[.E8])" office:value-type="percentage" office:value="0.00625" calcext:value-type="percentage">
            <text:p>0.63%</text:p>
          </table:table-cell>
          <table:table-cell table:style-name="ce13" table:formula="of:=IF(ISBLANK([.I8]);&quot;&quot;;[.I8]/[.E8])">
            <text:p/>
          </table:table-cell>
          <table:table-cell table:style-name="ce18" table:formula="of:=IF(ISBLANK([.F8]);&quot;&quot;;[.B8]/[.F8])" office:value-type="float" office:value="10000" calcext:value-type="float">
            <text:p>10000</text:p>
          </table:table-cell>
          <table:table-cell table:style-name="ce17" table:formula="of:=IF(ISBLANK([.F8]);&quot;&quot;;[.J8]*[.F8]/3600)" office:value-type="float" office:value="9.20777777777778" calcext:value-type="float">
            <text:p>9.21</text:p>
          </table:table-cell>
          <table:table-cell table:style-name="ce20" table:formula="of:=IF(ISBLANK([.J8]);&quot;&quot;;[.O8]*3600/[.B8]/[.E8])" office:value-type="float" office:value="0.0001035875" calcext:value-type="float">
            <text:p>0.00010359</text:p>
          </table:table-cell>
          <table:table-cell/>
          <table:table-cell table:style-name="ce20" table:formula="of:=IF(ISBLANK([.Q8]);&quot;&quot;;[.Q8]*3600/[.B8]/[.E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8];&quot;0.0000000000000000E+000&quot;)&amp;&quot;,&quot;&amp;TEXT([.K8];&quot;0.0000000000000000E+000&quot;)&amp;&quot;,&quot;&amp;TEXT([.L8];&quot;0.0000000000000000E+000&quot;)&amp;&quot;,&quot;&amp;TEXT(IF([.M8]=&quot;&quot;;1;[.M8]);&quot;0.0000000000000000E+000&quot;)&amp;&quot;,&quot;&amp;TEXT([.N8];&quot;0&quot;)&amp;&quot;;&quot;" office:value-type="string" office:string-value="0.0000000000000000E+000,1.0000000000000000E+000,6.2500000000000000E-003,1.0000000000000000E+000,10000;" calcext:value-type="string">
            <text:p>0.0000000000000000E+000,1.0000000000000000E+000,6.2500000000000000E-003,1.0000000000000000E+000,10000;</text:p>
          </table:table-cell>
          <table:table-cell table:formula="of:=TEXT([.P8];&quot;0.0000000000000000E+000&quot;)&amp;&quot;;&quot;" office:value-type="string" office:string-value="1.0358750000000000E-004;" calcext:value-type="string">
            <text:p>1.0358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6" calcext:value-type="float">
            <text:p>1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2326" calcext:value-type="float">
            <text:p>2326</text:p>
          </table:table-cell>
          <table:table-cell table:style-name="ce8" table:formula="of:=IF(OR(ISBLANK([.B9]);ISBLANK([.C9]));&quot;&quot;;[.C9]/[.B9])" office:value-type="percentage" office:value="1" calcext:value-type="percentage">
            <text:p>100.00%</text:p>
          </table:table-cell>
          <table:table-cell table:style-name="ce13" table:formula="of:=IF(ISBLANK([.E9]);&quot;&quot;;[.G9]/[.E9])" office:value-type="percentage" office:value="0.00625" calcext:value-type="percentage">
            <text:p>0.63%</text:p>
          </table:table-cell>
          <table:table-cell table:style-name="ce13" table:formula="of:=IF(ISBLANK([.I9]);&quot;&quot;;[.I9]/[.E9])">
            <text:p/>
          </table:table-cell>
          <table:table-cell table:style-name="ce18" table:formula="of:=IF(ISBLANK([.F9]);&quot;&quot;;[.B9]/[.F9])" office:value-type="float" office:value="2500" calcext:value-type="float">
            <text:p>2500</text:p>
          </table:table-cell>
          <table:table-cell table:style-name="ce17" table:formula="of:=IF(ISBLANK([.F9]);&quot;&quot;;[.J9]*[.F9]/3600)" office:value-type="float" office:value="10.3377777777778" calcext:value-type="float">
            <text:p>10.34</text:p>
          </table:table-cell>
          <table:table-cell table:style-name="ce20" table:formula="of:=IF(ISBLANK([.J9]);&quot;&quot;;[.O9]*3600/[.B9]/[.E9])" office:value-type="float" office:value="0.0001163" calcext:value-type="float">
            <text:p>0.00011630</text:p>
          </table:table-cell>
          <table:table-cell/>
          <table:table-cell table:style-name="ce20" table:formula="of:=IF(ISBLANK([.Q9]);&quot;&quot;;[.Q9]*3600/[.B9]/[.E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9];&quot;0.0000000000000000E+000&quot;)&amp;&quot;,&quot;&amp;TEXT([.K9];&quot;0.0000000000000000E+000&quot;)&amp;&quot;,&quot;&amp;TEXT([.L9];&quot;0.0000000000000000E+000&quot;)&amp;&quot;,&quot;&amp;TEXT(IF([.M9]=&quot;&quot;;1;[.M9]);&quot;0.0000000000000000E+000&quot;)&amp;&quot;,&quot;&amp;TEXT([.N9];&quot;0&quot;)&amp;&quot;;&quot;" office:value-type="string" office:string-value="0.0000000000000000E+000,1.0000000000000000E+000,6.2500000000000000E-003,1.0000000000000000E+000,2500;" calcext:value-type="string">
            <text:p>0.0000000000000000E+000,1.0000000000000000E+000,6.2500000000000000E-003,1.0000000000000000E+000,2500;</text:p>
          </table:table-cell>
          <table:table-cell table:formula="of:=TEXT([.P9];&quot;0.0000000000000000E+000&quot;)&amp;&quot;;&quot;" office:value-type="string" office:string-value="1.1630000000000000E-004;" calcext:value-type="string">
            <text:p>1.163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57" calcext:value-type="float">
            <text:p>157</text:p>
          </table:table-cell>
          <table:table-cell table:style-name="ce8" table:formula="of:=IF(OR(ISBLANK([.B10]);ISBLANK([.C10]));&quot;&quot;;[.C10]/[.B10])" office:value-type="percentage" office:value="1" calcext:value-type="percentage">
            <text:p>100.00%</text:p>
          </table:table-cell>
          <table:table-cell table:style-name="ce13" table:formula="of:=IF(ISBLANK([.E10]);&quot;&quot;;[.G10]/[.E10])" office:value-type="percentage" office:value="0.00625" calcext:value-type="percentage">
            <text:p>0.63%</text:p>
          </table:table-cell>
          <table:table-cell table:style-name="ce13" table:formula="of:=IF(ISBLANK([.I10]);&quot;&quot;;[.I10]/[.E10])">
            <text:p/>
          </table:table-cell>
          <table:table-cell table:style-name="ce18" table:formula="of:=IF(ISBLANK([.F10]);&quot;&quot;;[.B10]/[.F10])" office:value-type="float" office:value="156.25" calcext:value-type="float">
            <text:p>156</text:p>
          </table:table-cell>
          <table:table-cell table:style-name="ce17" table:formula="of:=IF(ISBLANK([.F10]);&quot;&quot;;[.J10]*[.F10]/3600)" office:value-type="float" office:value="11.1644444444444" calcext:value-type="float">
            <text:p>11.16</text:p>
          </table:table-cell>
          <table:table-cell table:style-name="ce20" table:formula="of:=IF(ISBLANK([.J10]);&quot;&quot;;[.O10]*3600/[.B10]/[.E10])" office:value-type="float" office:value="0.0001256" calcext:value-type="float">
            <text:p>0.00012560</text:p>
          </table:table-cell>
          <table:table-cell/>
          <table:table-cell table:style-name="ce20" table:formula="of:=IF(ISBLANK([.Q10]);&quot;&quot;;[.Q10]*3600/[.B10]/[.E1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0];&quot;0.0000000000000000E+000&quot;)&amp;&quot;,&quot;&amp;TEXT([.K10];&quot;0.0000000000000000E+000&quot;)&amp;&quot;,&quot;&amp;TEXT([.L10];&quot;0.0000000000000000E+000&quot;)&amp;&quot;,&quot;&amp;TEXT(IF([.M10]=&quot;&quot;;1;[.M10]);&quot;0.0000000000000000E+000&quot;)&amp;&quot;,&quot;&amp;TEXT([.N10];&quot;0&quot;)&amp;&quot;;&quot;" office:value-type="string" office:string-value="0.0000000000000000E+000,1.0000000000000000E+000,6.2500000000000000E-003,1.0000000000000000E+000,156;" calcext:value-type="string">
            <text:p>0.0000000000000000E+000,1.0000000000000000E+000,6.2500000000000000E-003,1.0000000000000000E+000,156;</text:p>
          </table:table-cell>
          <table:table-cell table:formula="of:=TEXT([.P10];&quot;0.0000000000000000E+000&quot;)&amp;&quot;;&quot;" office:value-type="string" office:string-value="1.2560000000000000E-004;" calcext:value-type="string">
            <text:p>1.2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26" calcext:value-type="float">
            <text:p>126</text:p>
          </table:table-cell>
          <table:table-cell table:style-name="ce8" table:formula="of:=IF(OR(ISBLANK([.B11]);ISBLANK([.C11]));&quot;&quot;;[.C11]/[.B11])" office:value-type="percentage" office:value="1" calcext:value-type="percentage">
            <text:p>100.00%</text:p>
          </table:table-cell>
          <table:table-cell table:style-name="ce13" table:formula="of:=IF(ISBLANK([.E11]);&quot;&quot;;[.G11]/[.E11])" office:value-type="percentage" office:value="0.00625" calcext:value-type="percentage">
            <text:p>0.63%</text:p>
          </table:table-cell>
          <table:table-cell table:style-name="ce13" table:formula="of:=IF(ISBLANK([.I11]);&quot;&quot;;[.I11]/[.E11])">
            <text:p/>
          </table:table-cell>
          <table:table-cell table:style-name="ce18" table:formula="of:=IF(ISBLANK([.F11]);&quot;&quot;;[.B11]/[.F11])" office:value-type="float" office:value="78.125" calcext:value-type="float">
            <text:p>78</text:p>
          </table:table-cell>
          <table:table-cell table:style-name="ce17" table:formula="of:=IF(ISBLANK([.F11]);&quot;&quot;;[.J11]*[.F11]/3600)" office:value-type="float" office:value="17.92" calcext:value-type="float">
            <text:p>17.92</text:p>
          </table:table-cell>
          <table:table-cell table:style-name="ce20" table:formula="of:=IF(ISBLANK([.J11]);&quot;&quot;;[.O11]*3600/[.B11]/[.E11])" office:value-type="float" office:value="0.0002016" calcext:value-type="float">
            <text:p>0.00020160</text:p>
          </table:table-cell>
          <table:table-cell/>
          <table:table-cell table:style-name="ce20" table:formula="of:=IF(ISBLANK([.Q11]);&quot;&quot;;[.Q11]*3600/[.B11]/[.E1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1];&quot;0.0000000000000000E+000&quot;)&amp;&quot;,&quot;&amp;TEXT([.K11];&quot;0.0000000000000000E+000&quot;)&amp;&quot;,&quot;&amp;TEXT([.L11];&quot;0.0000000000000000E+000&quot;)&amp;&quot;,&quot;&amp;TEXT(IF([.M11]=&quot;&quot;;1;[.M11]);&quot;0.0000000000000000E+000&quot;)&amp;&quot;,&quot;&amp;TEXT([.N11];&quot;0&quot;)&amp;&quot;;&quot;" office:value-type="string" office:string-value="0.0000000000000000E+000,1.0000000000000000E+000,6.2500000000000000E-003,1.0000000000000000E+000,78;" calcext:value-type="string">
            <text:p>0.0000000000000000E+000,1.0000000000000000E+000,6.2500000000000000E-003,1.0000000000000000E+000,78;</text:p>
          </table:table-cell>
          <table:table-cell table:formula="of:=TEXT([.P11];&quot;0.0000000000000000E+000&quot;)&amp;&quot;;&quot;" office:value-type="string" office:string-value="2.0160000000000000E-004;" calcext:value-type="string">
            <text:p>2.01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40000" calcext:value-type="float">
            <text:p>40000</text:p>
          </table:table-cell>
          <table:table-cell table:style-name="ce5" office:value-type="float" office:value="40000" calcext:value-type="float">
            <text:p>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table:style-name="ce8" table:formula="of:=IF(OR(ISBLANK([.B12]);ISBLANK([.C12]));&quot;&quot;;[.C12]/[.B12])" office:value-type="percentage" office:value="1" calcext:value-type="percentage">
            <text:p>100.00%</text:p>
          </table:table-cell>
          <table:table-cell table:style-name="ce13" table:formula="of:=IF(ISBLANK([.E12]);&quot;&quot;;[.G12]/[.E12])" office:value-type="percentage" office:value="0.00625" calcext:value-type="percentage">
            <text:p>0.63%</text:p>
          </table:table-cell>
          <table:table-cell table:style-name="ce13" table:formula="of:=IF(ISBLANK([.I12]);&quot;&quot;;[.I12]/[.E12])">
            <text:p/>
          </table:table-cell>
          <table:table-cell table:style-name="ce18" table:formula="of:=IF(ISBLANK([.F12]);&quot;&quot;;[.B12]/[.F12])" office:value-type="float" office:value="39.0625" calcext:value-type="float">
            <text:p>39</text:p>
          </table:table-cell>
          <table:table-cell table:style-name="ce17" table:formula="of:=IF(ISBLANK([.F12]);&quot;&quot;;[.J12]*[.F12]/3600)" office:value-type="float" office:value="34.9866666666667" calcext:value-type="float">
            <text:p>34.99</text:p>
          </table:table-cell>
          <table:table-cell table:style-name="ce20" table:formula="of:=IF(ISBLANK([.J12]);&quot;&quot;;[.O12]*3600/[.B12]/[.E12])" office:value-type="float" office:value="0.0003936" calcext:value-type="float">
            <text:p>0.00039360</text:p>
          </table:table-cell>
          <table:table-cell/>
          <table:table-cell table:style-name="ce20" table:formula="of:=IF(ISBLANK([.Q12]);&quot;&quot;;[.Q12]*3600/[.B12]/[.E12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2];&quot;0.0000000000000000E+000&quot;)&amp;&quot;,&quot;&amp;TEXT([.K12];&quot;0.0000000000000000E+000&quot;)&amp;&quot;,&quot;&amp;TEXT([.L12];&quot;0.0000000000000000E+000&quot;)&amp;&quot;,&quot;&amp;TEXT(IF([.M12]=&quot;&quot;;1;[.M12]);&quot;0.0000000000000000E+000&quot;)&amp;&quot;,&quot;&amp;TEXT([.N12];&quot;0&quot;)&amp;&quot;;&quot;" office:value-type="string" office:string-value="0.0000000000000000E+000,1.0000000000000000E+000,6.2500000000000000E-003,1.0000000000000000E+000,39;" calcext:value-type="string">
            <text:p>0.0000000000000000E+000,1.0000000000000000E+000,6.2500000000000000E-003,1.0000000000000000E+000,39;</text:p>
          </table:table-cell>
          <table:table-cell table:formula="of:=TEXT([.P12];&quot;0.0000000000000000E+000&quot;)&amp;&quot;;&quot;" office:value-type="string" office:string-value="3.9360000000000000E-004;" calcext:value-type="string">
            <text:p>3.93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361" calcext:value-type="float">
            <text:p>1361</text:p>
          </table:table-cell>
          <table:table-cell table:style-name="ce8" table:formula="of:=IF(OR(ISBLANK([.B13]);ISBLANK([.C13]));&quot;&quot;;[.C13]/[.B13])" office:value-type="percentage" office:value="1" calcext:value-type="percentage">
            <text:p>100.00%</text:p>
          </table:table-cell>
          <table:table-cell table:style-name="ce13" table:formula="of:=IF(ISBLANK([.E13]);&quot;&quot;;[.G13]/[.E13])" office:value-type="percentage" office:value="0.003125" calcext:value-type="percentage">
            <text:p>0.31%</text:p>
          </table:table-cell>
          <table:table-cell table:style-name="ce13" table:formula="of:=IF(ISBLANK([.I13]);&quot;&quot;;[.I13]/[.E13])">
            <text:p/>
          </table:table-cell>
          <table:table-cell table:style-name="ce18" table:formula="of:=IF(ISBLANK([.F13]);&quot;&quot;;[.B13]/[.F13])" office:value-type="float" office:value="625" calcext:value-type="float">
            <text:p>625</text:p>
          </table:table-cell>
          <table:table-cell table:style-name="ce17" table:formula="of:=IF(ISBLANK([.F13]);&quot;&quot;;[.J13]*[.F13]/3600)" office:value-type="float" office:value="96.7822222222222" calcext:value-type="float">
            <text:p>96.78</text:p>
          </table:table-cell>
          <table:table-cell table:style-name="ce20" table:formula="of:=IF(ISBLANK([.J13]);&quot;&quot;;[.O13]*3600/[.B13]/[.E13])" office:value-type="float" office:value="0.0001361" calcext:value-type="float">
            <text:p>0.00013610</text:p>
          </table:table-cell>
          <table:table-cell/>
          <table:table-cell table:style-name="ce20" table:formula="of:=IF(ISBLANK([.Q13]);&quot;&quot;;[.Q13]*3600/[.B13]/[.E13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3];&quot;0.0000000000000000E+000&quot;)&amp;&quot;,&quot;&amp;TEXT([.K13];&quot;0.0000000000000000E+000&quot;)&amp;&quot;,&quot;&amp;TEXT([.L13];&quot;0.0000000000000000E+000&quot;)&amp;&quot;,&quot;&amp;TEXT(IF([.M13]=&quot;&quot;;1;[.M13]);&quot;0.0000000000000000E+000&quot;)&amp;&quot;,&quot;&amp;TEXT([.N13];&quot;0&quot;)&amp;&quot;;&quot;" office:value-type="string" office:string-value="0.0000000000000000E+000,1.0000000000000000E+000,3.1250000000000000E-003,1.0000000000000000E+000,625;" calcext:value-type="string">
            <text:p>0.0000000000000000E+000,1.0000000000000000E+000,3.1250000000000000E-003,1.0000000000000000E+000,625;</text:p>
          </table:table-cell>
          <table:table-cell table:formula="of:=TEXT([.P13];&quot;0.0000000000000000E+000&quot;)&amp;&quot;;&quot;" office:value-type="string" office:string-value="1.3610000000000000E-004;" calcext:value-type="string">
            <text:p>1.361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828" calcext:value-type="float">
            <text:p>828</text:p>
          </table:table-cell>
          <table:table-cell table:style-name="ce8" table:formula="of:=IF(OR(ISBLANK([.B14]);ISBLANK([.C14]));&quot;&quot;;[.C14]/[.B14])" office:value-type="percentage" office:value="1" calcext:value-type="percentage">
            <text:p>100.00%</text:p>
          </table:table-cell>
          <table:table-cell table:style-name="ce13" table:formula="of:=IF(ISBLANK([.E14]);&quot;&quot;;[.G14]/[.E14])" office:value-type="percentage" office:value="0.003125" calcext:value-type="percentage">
            <text:p>0.31%</text:p>
          </table:table-cell>
          <table:table-cell table:style-name="ce13" table:formula="of:=IF(ISBLANK([.I14]);&quot;&quot;;[.I14]/[.E14])">
            <text:p/>
          </table:table-cell>
          <table:table-cell table:style-name="ce18" table:formula="of:=IF(ISBLANK([.F14]);&quot;&quot;;[.B14]/[.F14])" office:value-type="float" office:value="312.5" calcext:value-type="float">
            <text:p>313</text:p>
          </table:table-cell>
          <table:table-cell table:style-name="ce17" table:formula="of:=IF(ISBLANK([.F14]);&quot;&quot;;[.J14]*[.F14]/3600)" office:value-type="float" office:value="117.76" calcext:value-type="float">
            <text:p>117.76</text:p>
          </table:table-cell>
          <table:table-cell table:style-name="ce20" table:formula="of:=IF(ISBLANK([.J14]);&quot;&quot;;[.O14]*3600/[.B14]/[.E14])" office:value-type="float" office:value="0.0001656" calcext:value-type="float">
            <text:p>0.00016560</text:p>
          </table:table-cell>
          <table:table-cell/>
          <table:table-cell table:style-name="ce20" table:formula="of:=IF(ISBLANK([.Q14]);&quot;&quot;;[.Q14]*3600/[.B14]/[.E14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4];&quot;0.0000000000000000E+000&quot;)&amp;&quot;,&quot;&amp;TEXT([.K14];&quot;0.0000000000000000E+000&quot;)&amp;&quot;,&quot;&amp;TEXT([.L14];&quot;0.0000000000000000E+000&quot;)&amp;&quot;,&quot;&amp;TEXT(IF([.M14]=&quot;&quot;;1;[.M14]);&quot;0.0000000000000000E+000&quot;)&amp;&quot;,&quot;&amp;TEXT([.N14];&quot;0&quot;)&amp;&quot;;&quot;" office:value-type="string" office:string-value="0.0000000000000000E+000,1.0000000000000000E+000,3.1250000000000000E-003,1.0000000000000000E+000,313;" calcext:value-type="string">
            <text:p>0.0000000000000000E+000,1.0000000000000000E+000,3.1250000000000000E-003,1.0000000000000000E+000,313;</text:p>
          </table:table-cell>
          <table:table-cell table:formula="of:=TEXT([.P14];&quot;0.0000000000000000E+000&quot;)&amp;&quot;;&quot;" office:value-type="string" office:string-value="1.6560000000000000E-004;" calcext:value-type="string">
            <text:p>1.656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160000" calcext:value-type="float">
            <text:p>160000</text:p>
          </table:table-cell>
          <table:table-cell table:style-name="ce5" office:value-type="float" office:value="160000" calcext:value-type="float">
            <text:p>1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16000" calcext:value-type="float">
            <text:p>16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576" calcext:value-type="float">
            <text:p>576</text:p>
          </table:table-cell>
          <table:table-cell table:style-name="ce8" table:formula="of:=IF(OR(ISBLANK([.B15]);ISBLANK([.C15]));&quot;&quot;;[.C15]/[.B15])" office:value-type="percentage" office:value="1" calcext:value-type="percentage">
            <text:p>100.00%</text:p>
          </table:table-cell>
          <table:table-cell table:style-name="ce13" table:formula="of:=IF(ISBLANK([.E15]);&quot;&quot;;[.G15]/[.E15])" office:value-type="percentage" office:value="0.003125" calcext:value-type="percentage">
            <text:p>0.31%</text:p>
          </table:table-cell>
          <table:table-cell table:style-name="ce13" table:formula="of:=IF(ISBLANK([.I15]);&quot;&quot;;[.I15]/[.E15])">
            <text:p/>
          </table:table-cell>
          <table:table-cell table:style-name="ce18" table:formula="of:=IF(ISBLANK([.F15]);&quot;&quot;;[.B15]/[.F15])" office:value-type="float" office:value="156.25" calcext:value-type="float">
            <text:p>156</text:p>
          </table:table-cell>
          <table:table-cell table:style-name="ce17" table:formula="of:=IF(ISBLANK([.F15]);&quot;&quot;;[.J15]*[.F15]/3600)" office:value-type="float" office:value="163.84" calcext:value-type="float">
            <text:p>163.84</text:p>
          </table:table-cell>
          <table:table-cell table:style-name="ce20" table:formula="of:=IF(ISBLANK([.J15]);&quot;&quot;;[.O15]*3600/[.B15]/[.E15])" office:value-type="float" office:value="0.0002304" calcext:value-type="float">
            <text:p>0.00023040</text:p>
          </table:table-cell>
          <table:table-cell/>
          <table:table-cell table:style-name="ce20" table:formula="of:=IF(ISBLANK([.Q15]);&quot;&quot;;[.Q15]*3600/[.B15]/[.E15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5];&quot;0.0000000000000000E+000&quot;)&amp;&quot;,&quot;&amp;TEXT([.K15];&quot;0.0000000000000000E+000&quot;)&amp;&quot;,&quot;&amp;TEXT([.L15];&quot;0.0000000000000000E+000&quot;)&amp;&quot;,&quot;&amp;TEXT(IF([.M15]=&quot;&quot;;1;[.M15]);&quot;0.0000000000000000E+000&quot;)&amp;&quot;,&quot;&amp;TEXT([.N15];&quot;0&quot;)&amp;&quot;;&quot;" office:value-type="string" office:string-value="0.0000000000000000E+000,1.0000000000000000E+000,3.1250000000000000E-003,1.0000000000000000E+000,156;" calcext:value-type="string">
            <text:p>0.0000000000000000E+000,1.0000000000000000E+000,3.1250000000000000E-003,1.0000000000000000E+000,156;</text:p>
          </table:table-cell>
          <table:table-cell table:formula="of:=TEXT([.P15];&quot;0.0000000000000000E+000&quot;)&amp;&quot;;&quot;" office:value-type="string" office:string-value="2.3040000000000000E-004;" calcext:value-type="string">
            <text:p>2.30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11963" calcext:value-type="float">
            <text:p>11963</text:p>
          </table:table-cell>
          <table:table-cell table:style-name="ce8" table:formula="of:=IF(OR(ISBLANK([.B16]);ISBLANK([.C16]));&quot;&quot;;[.C16]/[.B16])" office:value-type="percentage" office:value="1" calcext:value-type="percentage">
            <text:p>100.00%</text:p>
          </table:table-cell>
          <table:table-cell table:style-name="ce13" table:formula="of:=IF(ISBLANK([.E16]);&quot;&quot;;[.G16]/[.E16])" office:value-type="percentage" office:value="0.0015625" calcext:value-type="percentage">
            <text:p>0.16%</text:p>
          </table:table-cell>
          <table:table-cell table:style-name="ce13" table:formula="of:=IF(ISBLANK([.I16]);&quot;&quot;;[.I16]/[.E16])">
            <text:p/>
          </table:table-cell>
          <table:table-cell table:style-name="ce18" table:formula="of:=IF(ISBLANK([.F16]);&quot;&quot;;[.B16]/[.F16])" office:value-type="float" office:value="2500" calcext:value-type="float">
            <text:p>2500</text:p>
          </table:table-cell>
          <table:table-cell table:style-name="ce17" table:formula="of:=IF(ISBLANK([.F16]);&quot;&quot;;[.J16]*[.F16]/3600)" office:value-type="float" office:value="850.702222222222" calcext:value-type="float">
            <text:p>850.70</text:p>
          </table:table-cell>
          <table:table-cell table:style-name="ce20" table:formula="of:=IF(ISBLANK([.J16]);&quot;&quot;;[.O16]*3600/[.B16]/[.E16])" office:value-type="float" office:value="0.0001495375" calcext:value-type="float">
            <text:p>0.00014954</text:p>
          </table:table-cell>
          <table:table-cell/>
          <table:table-cell table:style-name="ce20" table:formula="of:=IF(ISBLANK([.Q16]);&quot;&quot;;[.Q16]*3600/[.B16]/[.E16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6];&quot;0.0000000000000000E+000&quot;)&amp;&quot;,&quot;&amp;TEXT([.K16];&quot;0.0000000000000000E+000&quot;)&amp;&quot;,&quot;&amp;TEXT([.L16];&quot;0.0000000000000000E+000&quot;)&amp;&quot;,&quot;&amp;TEXT(IF([.M16]=&quot;&quot;;1;[.M16]);&quot;0.0000000000000000E+000&quot;)&amp;&quot;,&quot;&amp;TEXT([.N16];&quot;0&quot;)&amp;&quot;;&quot;" office:value-type="string" office:string-value="0.0000000000000000E+000,1.0000000000000000E+000,1.5625000000000000E-003,1.0000000000000000E+000,2500;" calcext:value-type="string">
            <text:p>0.0000000000000000E+000,1.0000000000000000E+000,1.5625000000000000E-003,1.0000000000000000E+000,2500;</text:p>
          </table:table-cell>
          <table:table-cell table:formula="of:=TEXT([.P16];&quot;0.0000000000000000E+000&quot;)&amp;&quot;;&quot;" office:value-type="string" office:string-value="1.4953750000000000E-004;" calcext:value-type="string">
            <text:p>1.495375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6945" calcext:value-type="float">
            <text:p>6945</text:p>
          </table:table-cell>
          <table:table-cell table:style-name="ce8" table:formula="of:=IF(OR(ISBLANK([.B17]);ISBLANK([.C17]));&quot;&quot;;[.C17]/[.B17])" office:value-type="percentage" office:value="1" calcext:value-type="percentage">
            <text:p>100.00%</text:p>
          </table:table-cell>
          <table:table-cell table:style-name="ce13" table:formula="of:=IF(ISBLANK([.E17]);&quot;&quot;;[.G17]/[.E17])" office:value-type="percentage" office:value="0.0015625" calcext:value-type="percentage">
            <text:p>0.16%</text:p>
          </table:table-cell>
          <table:table-cell table:style-name="ce13" table:formula="of:=IF(ISBLANK([.I17]);&quot;&quot;;[.I17]/[.E17])">
            <text:p/>
          </table:table-cell>
          <table:table-cell table:style-name="ce18" table:formula="of:=IF(ISBLANK([.F17]);&quot;&quot;;[.B17]/[.F17])" office:value-type="float" office:value="1250" calcext:value-type="float">
            <text:p>1250</text:p>
          </table:table-cell>
          <table:table-cell table:style-name="ce17" table:formula="of:=IF(ISBLANK([.F17]);&quot;&quot;;[.J17]*[.F17]/3600)" office:value-type="float" office:value="987.733333333333" calcext:value-type="float">
            <text:p>987.73</text:p>
          </table:table-cell>
          <table:table-cell table:style-name="ce20" table:formula="of:=IF(ISBLANK([.J17]);&quot;&quot;;[.O17]*3600/[.B17]/[.E17])" office:value-type="float" office:value="0.000173625" calcext:value-type="float">
            <text:p>0.00017363</text:p>
          </table:table-cell>
          <table:table-cell/>
          <table:table-cell table:style-name="ce20" table:formula="of:=IF(ISBLANK([.Q17]);&quot;&quot;;[.Q17]*3600/[.B17]/[.E17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7];&quot;0.0000000000000000E+000&quot;)&amp;&quot;,&quot;&amp;TEXT([.K17];&quot;0.0000000000000000E+000&quot;)&amp;&quot;,&quot;&amp;TEXT([.L17];&quot;0.0000000000000000E+000&quot;)&amp;&quot;,&quot;&amp;TEXT(IF([.M17]=&quot;&quot;;1;[.M17]);&quot;0.0000000000000000E+000&quot;)&amp;&quot;,&quot;&amp;TEXT([.N17];&quot;0&quot;)&amp;&quot;;&quot;" office:value-type="string" office:string-value="0.0000000000000000E+000,1.0000000000000000E+000,1.5625000000000000E-003,1.0000000000000000E+000,1250;" calcext:value-type="string">
            <text:p>0.0000000000000000E+000,1.0000000000000000E+000,1.5625000000000000E-003,1.0000000000000000E+000,1250;</text:p>
          </table:table-cell>
          <table:table-cell table:formula="of:=TEXT([.P17];&quot;0.0000000000000000E+000&quot;)&amp;&quot;;&quot;" office:value-type="string" office:string-value="1.7362500000000000E-004;" calcext:value-type="string">
            <text:p>1.73625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640000" calcext:value-type="float">
            <text:p>640000</text:p>
          </table:table-cell>
          <table:table-cell table:style-name="ce5" office:value-type="float" office:value="640000" calcext:value-type="float">
            <text:p>64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32000" calcext:value-type="float">
            <text:p>32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ce14" office:value-type="float" office:value="4728" calcext:value-type="float">
            <text:p>4728</text:p>
          </table:table-cell>
          <table:table-cell table:style-name="ce8" table:formula="of:=IF(OR(ISBLANK([.B18]);ISBLANK([.C18]));&quot;&quot;;[.C18]/[.B18])" office:value-type="percentage" office:value="1" calcext:value-type="percentage">
            <text:p>100.00%</text:p>
          </table:table-cell>
          <table:table-cell table:style-name="ce13" table:formula="of:=IF(ISBLANK([.E18]);&quot;&quot;;[.G18]/[.E18])" office:value-type="percentage" office:value="0.0015625" calcext:value-type="percentage">
            <text:p>0.16%</text:p>
          </table:table-cell>
          <table:table-cell table:style-name="ce13" table:formula="of:=IF(ISBLANK([.I18]);&quot;&quot;;[.I18]/[.E18])">
            <text:p/>
          </table:table-cell>
          <table:table-cell table:style-name="ce18" table:formula="of:=IF(ISBLANK([.F18]);&quot;&quot;;[.B18]/[.F18])" office:value-type="float" office:value="625" calcext:value-type="float">
            <text:p>625</text:p>
          </table:table-cell>
          <table:table-cell table:style-name="ce17" table:formula="of:=IF(ISBLANK([.F18]);&quot;&quot;;[.J18]*[.F18]/3600)" office:value-type="float" office:value="1344.85333333333" calcext:value-type="float">
            <text:p>1344.85</text:p>
          </table:table-cell>
          <table:table-cell table:style-name="ce20" table:formula="of:=IF(ISBLANK([.J18]);&quot;&quot;;[.O18]*3600/[.B18]/[.E18])" office:value-type="float" office:value="0.0002364" calcext:value-type="float">
            <text:p>0.00023640</text:p>
          </table:table-cell>
          <table:table-cell/>
          <table:table-cell table:style-name="ce20" table:formula="of:=IF(ISBLANK([.Q18]);&quot;&quot;;[.Q18]*3600/[.B18]/[.E18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8];&quot;0.0000000000000000E+000&quot;)&amp;&quot;,&quot;&amp;TEXT([.K18];&quot;0.0000000000000000E+000&quot;)&amp;&quot;,&quot;&amp;TEXT([.L18];&quot;0.0000000000000000E+000&quot;)&amp;&quot;,&quot;&amp;TEXT(IF([.M18]=&quot;&quot;;1;[.M18]);&quot;0.0000000000000000E+000&quot;)&amp;&quot;,&quot;&amp;TEXT([.N18];&quot;0&quot;)&amp;&quot;;&quot;" office:value-type="string" office:string-value="0.0000000000000000E+000,1.0000000000000000E+000,1.5625000000000000E-003,1.0000000000000000E+000,625;" calcext:value-type="string">
            <text:p>0.0000000000000000E+000,1.0000000000000000E+000,1.5625000000000000E-003,1.0000000000000000E+000,625;</text:p>
          </table:table-cell>
          <table:table-cell table:formula="of:=TEXT([.P18];&quot;0.0000000000000000E+000&quot;)&amp;&quot;;&quot;" office:value-type="string" office:string-value="2.3640000000000000E-004;" calcext:value-type="string">
            <text:p>2.3640000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256" calcext:value-type="float">
            <text:p>25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85460" calcext:value-type="float">
            <text:p>85460</text:p>
          </table:table-cell>
          <table:table-cell table:style-name="ce8" table:formula="of:=IF(OR(ISBLANK([.B19]);ISBLANK([.C19]));&quot;&quot;;[.C19]/[.B19])" office:value-type="percentage" office:value="1" calcext:value-type="percentage">
            <text:p>100.00%</text:p>
          </table:table-cell>
          <table:table-cell table:style-name="ce13" table:formula="of:=IF(ISBLANK([.E19]);&quot;&quot;;[.G19]/[.E19])" office:value-type="percentage" office:value="0" calcext:value-type="percentage">
            <text:p>0.00%</text:p>
          </table:table-cell>
          <table:table-cell table:style-name="ce13" table:formula="of:=IF(ISBLANK([.I19]);&quot;&quot;;[.I19]/[.E19])">
            <text:p/>
          </table:table-cell>
          <table:table-cell table:style-name="ce18" table:formula="of:=IF(ISBLANK([.F19]);&quot;&quot;;[.B19]/[.F19])" office:value-type="float" office:value="10000" calcext:value-type="float">
            <text:p>10000</text:p>
          </table:table-cell>
          <table:table-cell table:style-name="ce17" table:formula="of:=IF(ISBLANK([.F19]);&quot;&quot;;[.J19]*[.F19]/3600)" office:value-type="float" office:value="6077.15555555556" calcext:value-type="float">
            <text:p>6077.16</text:p>
          </table:table-cell>
          <table:table-cell table:style-name="ce20" table:formula="of:=IF(ISBLANK([.J19]);&quot;&quot;;[.O19]*3600/[.B19]/[.E19])" office:value-type="float" office:value="0.00013353125" calcext:value-type="float">
            <text:p>0.00013353</text:p>
          </table:table-cell>
          <table:table-cell/>
          <table:table-cell table:style-name="ce20" table:formula="of:=IF(ISBLANK([.Q19]);&quot;&quot;;[.Q19]*3600/[.B19]/[.E19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19];&quot;0.0000000000000000E+000&quot;)&amp;&quot;,&quot;&amp;TEXT([.K19];&quot;0.0000000000000000E+000&quot;)&amp;&quot;,&quot;&amp;TEXT([.L19];&quot;0.0000000000000000E+000&quot;)&amp;&quot;,&quot;&amp;TEXT(IF([.M19]=&quot;&quot;;1;[.M19]);&quot;0.0000000000000000E+000&quot;)&amp;&quot;,&quot;&amp;TEXT([.N19];&quot;0&quot;)&amp;&quot;;&quot;" office:value-type="string" office:string-value="0.0000000000000000E+000,1.0000000000000000E+000,0.0000000000000000E+000,1.0000000000000000E+000,10000;" calcext:value-type="string">
            <text:p>0.0000000000000000E+000,1.0000000000000000E+000,0.0000000000000000E+000,1.0000000000000000E+000,10000;</text:p>
          </table:table-cell>
          <table:table-cell table:formula="of:=TEXT([.P19];&quot;0.0000000000000000E+000&quot;)&amp;&quot;;&quot;" office:value-type="string" office:string-value="1.3353125000000000E-004;" calcext:value-type="string">
            <text:p>1.335312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512" calcext:value-type="float">
            <text:p>5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41534" calcext:value-type="float">
            <text:p>41534</text:p>
          </table:table-cell>
          <table:table-cell table:style-name="ce8" table:formula="of:=IF(OR(ISBLANK([.B20]);ISBLANK([.C20]));&quot;&quot;;[.C20]/[.B20])" office:value-type="percentage" office:value="1" calcext:value-type="percentage">
            <text:p>100.00%</text:p>
          </table:table-cell>
          <table:table-cell table:style-name="ce13" table:formula="of:=IF(ISBLANK([.E20]);&quot;&quot;;[.G20]/[.E20])" office:value-type="percentage" office:value="0" calcext:value-type="percentage">
            <text:p>0.00%</text:p>
          </table:table-cell>
          <table:table-cell table:style-name="ce13" table:formula="of:=IF(ISBLANK([.I20]);&quot;&quot;;[.I20]/[.E20])">
            <text:p/>
          </table:table-cell>
          <table:table-cell table:style-name="ce18" table:formula="of:=IF(ISBLANK([.F20]);&quot;&quot;;[.B20]/[.F20])" office:value-type="float" office:value="5000" calcext:value-type="float">
            <text:p>5000</text:p>
          </table:table-cell>
          <table:table-cell table:style-name="ce17" table:formula="of:=IF(ISBLANK([.F20]);&quot;&quot;;[.J20]*[.F20]/3600)" office:value-type="float" office:value="5907.05777777778" calcext:value-type="float">
            <text:p>5907.06</text:p>
          </table:table-cell>
          <table:table-cell table:style-name="ce20" table:formula="of:=IF(ISBLANK([.J20]);&quot;&quot;;[.O20]*3600/[.B20]/[.E20])" office:value-type="float" office:value="0.00012979375" calcext:value-type="float">
            <text:p>0.00012979</text:p>
          </table:table-cell>
          <table:table-cell/>
          <table:table-cell table:style-name="ce20" table:formula="of:=IF(ISBLANK([.Q20]);&quot;&quot;;[.Q20]*3600/[.B20]/[.E20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0];&quot;0.0000000000000000E+000&quot;)&amp;&quot;,&quot;&amp;TEXT([.K20];&quot;0.0000000000000000E+000&quot;)&amp;&quot;,&quot;&amp;TEXT([.L20];&quot;0.0000000000000000E+000&quot;)&amp;&quot;,&quot;&amp;TEXT(IF([.M20]=&quot;&quot;;1;[.M20]);&quot;0.0000000000000000E+000&quot;)&amp;&quot;,&quot;&amp;TEXT([.N20];&quot;0&quot;)&amp;&quot;;&quot;" office:value-type="string" office:string-value="0.0000000000000000E+000,1.0000000000000000E+000,0.0000000000000000E+000,1.0000000000000000E+000,5000;" calcext:value-type="string">
            <text:p>0.0000000000000000E+000,1.0000000000000000E+000,0.0000000000000000E+000,1.0000000000000000E+000,5000;</text:p>
          </table:table-cell>
          <table:table-cell table:formula="of:=TEXT([.P20];&quot;0.0000000000000000E+000&quot;)&amp;&quot;;&quot;" office:value-type="string" office:string-value="1.2979375000000000E-004;" calcext:value-type="string">
            <text:p>1.2979375000000000E-004;</text:p>
          </table:table-cell>
          <table:table-cell table:number-columns-repeated="1002"/>
        </table:table-row>
        <table:table-row table:style-name="ro1">
          <table:table-cell/>
          <table:table-cell table:style-name="ce1" office:value-type="float" office:value="2560000" calcext:value-type="float">
            <text:p>2560000</text:p>
          </table:table-cell>
          <table:table-cell table:style-name="ce5" office:value-type="float" office:value="2560000" calcext:value-type="float">
            <text:p>2560000</text:p>
          </table:table-cell>
          <table:table-cell office:value-type="float" office:value="0.404231891753967" calcext:value-type="float">
            <text:p>0.404</text:p>
          </table:table-cell>
          <table:table-cell table:style-name="ce5" office:value-type="float" office:value="64000" calcext:value-type="float">
            <text:p>64000</text:p>
          </table:table-cell>
          <table:table-cell table:style-name="ce5" office:value-type="float" office:value="1024" calcext:value-type="float">
            <text:p>10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/>
          <table:table-cell table:style-name="ce14" office:value-type="float" office:value="18854" calcext:value-type="float">
            <text:p>18854</text:p>
          </table:table-cell>
          <table:table-cell table:style-name="ce8" table:formula="of:=IF(OR(ISBLANK([.B21]);ISBLANK([.C21]));&quot;&quot;;[.C21]/[.B21])" office:value-type="percentage" office:value="1" calcext:value-type="percentage">
            <text:p>100.00%</text:p>
          </table:table-cell>
          <table:table-cell table:style-name="ce13" table:formula="of:=IF(ISBLANK([.E21]);&quot;&quot;;[.G21]/[.E21])" office:value-type="percentage" office:value="0" calcext:value-type="percentage">
            <text:p>0.00%</text:p>
          </table:table-cell>
          <table:table-cell table:style-name="ce13" table:formula="of:=IF(ISBLANK([.I21]);&quot;&quot;;[.I21]/[.E21])">
            <text:p/>
          </table:table-cell>
          <table:table-cell table:style-name="ce18" table:formula="of:=IF(ISBLANK([.F21]);&quot;&quot;;[.B21]/[.F21])" office:value-type="float" office:value="2500" calcext:value-type="float">
            <text:p>2500</text:p>
          </table:table-cell>
          <table:table-cell table:style-name="ce17" table:formula="of:=IF(ISBLANK([.F21]);&quot;&quot;;[.J21]*[.F21]/3600)" office:value-type="float" office:value="5362.91555555556" calcext:value-type="float">
            <text:p>5362.92</text:p>
          </table:table-cell>
          <table:table-cell table:style-name="ce20" table:formula="of:=IF(ISBLANK([.J21]);&quot;&quot;;[.O21]*3600/[.B21]/[.E21])" office:value-type="float" office:value="0.0001178375" calcext:value-type="float">
            <text:p>0.00011784</text:p>
          </table:table-cell>
          <table:table-cell/>
          <table:table-cell table:style-name="ce20" table:formula="of:=IF(ISBLANK([.Q21]);&quot;&quot;;[.Q21]*3600/[.B21]/[.E21])">
            <text:p/>
          </table:table-cell>
          <table:table-cell office:value-type="string" calcext:value-type="string">
            <text:p>test on Curie</text:p>
          </table:table-cell>
          <table:table-cell/>
          <table:table-cell table:formula="of:=TEXT([.H21];&quot;0.0000000000000000E+000&quot;)&amp;&quot;,&quot;&amp;TEXT([.K21];&quot;0.0000000000000000E+000&quot;)&amp;&quot;,&quot;&amp;TEXT([.L21];&quot;0.0000000000000000E+000&quot;)&amp;&quot;,&quot;&amp;TEXT(IF([.M21]=&quot;&quot;;1;[.M21]);&quot;0.0000000000000000E+000&quot;)&amp;&quot;,&quot;&amp;TEXT([.N21];&quot;0&quot;)&amp;&quot;;&quot;" office:value-type="string" office:string-value="0.0000000000000000E+000,1.0000000000000000E+000,0.0000000000000000E+000,1.0000000000000000E+000,2500;" calcext:value-type="string">
            <text:p>0.0000000000000000E+000,1.0000000000000000E+000,0.0000000000000000E+000,1.0000000000000000E+000,2500;</text:p>
          </table:table-cell>
          <table:table-cell table:formula="of:=TEXT([.P21];&quot;0.0000000000000000E+000&quot;)&amp;&quot;;&quot;" office:value-type="string" office:string-value="1.1783750000000000E-004;" calcext:value-type="string">
            <text:p>1.1783750000000000E-004;</text:p>
          </table:table-cell>
          <table:table-cell table:number-columns-repeated="1002"/>
        </table:table-row>
        <table:table-row table:style-name="ro1">
          <table:table-cell office:value-type="float" office:value="583041" calcext:value-type="float">
            <text:p>583041</text:p>
          </table:table-cell>
          <table:table-cell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office:value-type="float" office:value="0.471410830784703" calcext:value-type="float">
            <text:p>0.471</text:p>
          </table:table-cell>
          <table:table-cell office:value-type="float" office:value="120000" calcext:value-type="float">
            <text:p>12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ce11" office:value-type="float" office:value="124902" calcext:value-type="float">
            <text:p>124902</text:p>
          </table:table-cell>
          <table:table-cell table:style-name="ce8" table:formula="of:=IF(OR(ISBLANK([.B22]);ISBLANK([.C22]));&quot;&quot;;[.C22]/[.B22])" office:value-type="percentage" office:value="0.907738095238095" calcext:value-type="percentage">
            <text:p>90.77%</text:p>
          </table:table-cell>
          <table:table-cell table:style-name="ce13" table:formula="of:=IF(ISBLANK([.E22]);&quot;&quot;;[.G22]/[.E22])" office:value-type="percentage" office:value="0.00166666666666667" calcext:value-type="percentage">
            <text:p>0.17%</text:p>
          </table:table-cell>
          <table:table-cell table:style-name="ce13" table:formula="of:=IF(ISBLANK([.I22]);&quot;&quot;;[.I22]/[.E22])">
            <text:p/>
          </table:table-cell>
          <table:table-cell table:style-name="ce18" table:formula="of:=IF(ISBLANK([.F22]);&quot;&quot;;[.B22]/[.F22])" office:value-type="float" office:value="7875" calcext:value-type="float">
            <text:p>7875</text:p>
          </table:table-cell>
          <table:table-cell table:style-name="ce17" table:formula="of:=IF(ISBLANK([.F22]);&quot;&quot;;[.J22]*[.F22]/3600)" office:value-type="float" office:value="8881.92" calcext:value-type="float">
            <text:p>8881.92</text:p>
          </table:table-cell>
          <table:table-cell table:style-name="ce20" table:formula="of:=IF(ISBLANK([.J22]);&quot;&quot;;[.O22]*3600/[.B22]/[.E22])" office:value-type="float" office:value="0.000132171428571429" calcext:value-type="float">
            <text:p>0.00013217</text:p>
          </table:table-cell>
          <table:table-cell office:value-type="float" office:value="11251" calcext:value-type="float">
            <text:p>11251</text:p>
          </table:table-cell>
          <table:table-cell table:style-name="ce20" table:formula="of:=IF(ISBLANK([.Q22]);&quot;&quot;;[.Q22]*3600/[.B22]/[.E22])" office:value-type="float" office:value="0.000167425595238095" calcext:value-type="float">
            <text:p>0.00016743</text:p>
          </table:table-cell>
          <table:table-cell office:value-type="string" calcext:value-type="string">
            <text:p>OKQ45</text:p>
          </table:table-cell>
          <table:table-cell/>
          <table:table-cell table:formula="of:=TEXT([.H22];&quot;0.0000000000000000E+000&quot;)&amp;&quot;,&quot;&amp;TEXT([.K22];&quot;0.0000000000000000E+000&quot;)&amp;&quot;,&quot;&amp;TEXT([.L22];&quot;0.0000000000000000E+000&quot;)&amp;&quot;,&quot;&amp;TEXT(IF([.M22]=&quot;&quot;;1;[.M22]);&quot;0.0000000000000000E+000&quot;)&amp;&quot;,&quot;&amp;TEXT([.N22];&quot;0&quot;)&amp;&quot;;&quot;" office:value-type="string" office:string-value="0.0000000000000000E+000,9.0773809523809500E-001,1.6666666666666700E-003,1.0000000000000000E+000,7875;" calcext:value-type="string">
            <text:p>0.0000000000000000E+000,9.0773809523809500E-001,1.6666666666666700E-003,1.0000000000000000E+000,7875;</text:p>
          </table:table-cell>
          <table:table-cell table:formula="of:=TEXT([.P22];&quot;0.0000000000000000E+000&quot;)&amp;&quot;;&quot;" office:value-type="string" office:string-value="1.3217142857142900E-004;" calcext:value-type="string">
            <text:p>1.3217142857142900E-004;</text:p>
          </table:table-cell>
          <table:table-cell table:number-columns-repeated="1002"/>
        </table:table-row>
        <table:table-row table:style-name="ro1">
          <table:table-cell office:value-type="float" office:value="586984" calcext:value-type="float">
            <text:p>586984</text:p>
          </table:table-cell>
          <table:table-cell table:style-name="ce6" office:value-type="float" office:value="2016000" calcext:value-type="float">
            <text:p>2016000</text:p>
          </table:table-cell>
          <table:table-cell table:style-name="ce6" office:value-type="float" office:value="1830000" calcext:value-type="float">
            <text:p>1830000</text:p>
          </table:table-cell>
          <table:table-cell table:style-name="ce29" office:value-type="float" office:value="0.471410830784703" calcext:value-type="float">
            <text:p>0.471</text:p>
          </table:table-cell>
          <table:table-cell table:style-name="ce6" office:value-type="float" office:value="120000" calcext:value-type="float">
            <text:p>12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200" calcext:value-type="float">
            <text:p>200</text:p>
          </table:table-cell>
          <table:table-cell table:number-columns-repeated="2"/>
          <table:table-cell table:style-name="ce11" office:value-type="float" office:value="123034" calcext:value-type="float">
            <text:p>123034</text:p>
          </table:table-cell>
          <table:table-cell table:style-name="ce8" table:formula="of:=IF(OR(ISBLANK([.B23]);ISBLANK([.C23]));&quot;&quot;;[.C23]/[.B23])" office:value-type="percentage" office:value="0.907738095238095" calcext:value-type="percentage">
            <text:p>90.77%</text:p>
          </table:table-cell>
          <table:table-cell table:style-name="ce13" table:formula="of:=IF(ISBLANK([.E23]);&quot;&quot;;[.G23]/[.E23])" office:value-type="percentage" office:value="0.00166666666666667" calcext:value-type="percentage">
            <text:p>0.17%</text:p>
          </table:table-cell>
          <table:table-cell table:style-name="ce13" table:formula="of:=IF(ISBLANK([.I23]);&quot;&quot;;[.I23]/[.E23])">
            <text:p/>
          </table:table-cell>
          <table:table-cell table:style-name="ce18" table:formula="of:=IF(ISBLANK([.F23]);&quot;&quot;;[.B23]/[.F23])" office:value-type="float" office:value="7875" calcext:value-type="float">
            <text:p>7875</text:p>
          </table:table-cell>
          <table:table-cell table:style-name="ce17" table:formula="of:=IF(ISBLANK([.F23]);&quot;&quot;;[.J23]*[.F23]/3600)" office:value-type="float" office:value="8749.08444444445" calcext:value-type="float">
            <text:p>8749.08</text:p>
          </table:table-cell>
          <table:table-cell table:style-name="ce20" table:formula="of:=IF(ISBLANK([.J23]);&quot;&quot;;[.O23]*3600/[.B23]/[.E23])" office:value-type="float" office:value="0.000130194708994709" calcext:value-type="float">
            <text:p>0.00013019</text:p>
          </table:table-cell>
          <table:table-cell office:value-type="float" office:value="10950" calcext:value-type="float">
            <text:p>10950</text:p>
          </table:table-cell>
          <table:table-cell table:style-name="ce20" table:formula="of:=IF(ISBLANK([.Q23]);&quot;&quot;;[.Q23]*3600/[.B23]/[.E23])" office:value-type="float" office:value="0.000162946428571429" calcext:value-type="float">
            <text:p>0.00016295</text:p>
          </table:table-cell>
          <table:table-cell office:value-type="string" calcext:value-type="string">
            <text:p>OKQ0</text:p>
          </table:table-cell>
          <table:table-cell/>
          <table:table-cell table:formula="of:=TEXT([.H23];&quot;0.0000000000000000E+000&quot;)&amp;&quot;,&quot;&amp;TEXT([.K23];&quot;0.0000000000000000E+000&quot;)&amp;&quot;,&quot;&amp;TEXT([.L23];&quot;0.0000000000000000E+000&quot;)&amp;&quot;,&quot;&amp;TEXT(IF([.M23]=&quot;&quot;;1;[.M23]);&quot;0.0000000000000000E+000&quot;)&amp;&quot;,&quot;&amp;TEXT([.N23];&quot;0&quot;)&amp;&quot;;&quot;" office:value-type="string" office:string-value="0.0000000000000000E+000,9.0773809523809500E-001,1.6666666666666700E-003,1.0000000000000000E+000,7875;" calcext:value-type="string">
            <text:p>0.0000000000000000E+000,9.0773809523809500E-001,1.6666666666666700E-003,1.0000000000000000E+000,7875;</text:p>
          </table:table-cell>
          <table:table-cell table:formula="of:=TEXT([.P23];&quot;0.0000000000000000E+000&quot;)&amp;&quot;;&quot;" office:value-type="string" office:string-value="1.3019470899470900E-004;" calcext:value-type="string">
            <text:p>1.3019470899470900E-004;</text:p>
          </table:table-cell>
          <table:table-cell table:number-columns-repeated="1002"/>
        </table:table-row>
        <table:table-row table:style-name="ro1">
          <table:table-cell office:value-type="float" office:value="593959" calcext:value-type="float">
            <text:p>593959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table:style-name="ce11" office:value-type="float" office:value="2920" calcext:value-type="float">
            <text:p>2920</text:p>
          </table:table-cell>
          <table:table-cell table:style-name="ce8" table:formula="of:=IF(OR(ISBLANK([.B24]);ISBLANK([.C24]));&quot;&quot;;[.C24]/[.B24])" office:value-type="percentage" office:value="0.66079295154185" calcext:value-type="percentage">
            <text:p>66.08%</text:p>
          </table:table-cell>
          <table:table-cell table:style-name="ce13" table:formula="of:=IF(ISBLANK([.E24]);&quot;&quot;;[.G24]/[.E24])" office:value-type="percentage" office:value="0.0166666666666667" calcext:value-type="percentage">
            <text:p>1.67%</text:p>
          </table:table-cell>
          <table:table-cell table:style-name="ce13" table:formula="of:=IF(ISBLANK([.I24]);&quot;&quot;;[.I24]/[.E24])">
            <text:p/>
          </table:table-cell>
          <table:table-cell table:style-name="ce18" table:formula="of:=IF(ISBLANK([.F24]);&quot;&quot;;[.B24]/[.F24])" office:value-type="float" office:value="886.71875" calcext:value-type="float">
            <text:p>887</text:p>
          </table:table-cell>
          <table:table-cell table:style-name="ce17" table:formula="of:=IF(ISBLANK([.F24]);&quot;&quot;;[.J24]*[.F24]/3600)" office:value-type="float" office:value="207.644444444444" calcext:value-type="float">
            <text:p>207.64</text:p>
          </table:table-cell>
          <table:table-cell table:style-name="ce20" table:formula="of:=IF(ISBLANK([.J24]);&quot;&quot;;[.O24]*3600/[.B24]/[.E24])" office:value-type="float" office:value="0.00010976798825257" calcext:value-type="float">
            <text:p>0.00010977</text:p>
          </table:table-cell>
          <table:table-cell/>
          <table:table-cell table:style-name="ce20" table:formula="of:=IF(ISBLANK([.Q24]);&quot;&quot;;[.Q24]*3600/[.B24]/[.E24])">
            <text:p/>
          </table:table-cell>
          <table:table-cell office:value-type="string" calcext:value-type="string">
            <text:p>SH soft final</text:p>
          </table:table-cell>
          <table:table-cell/>
          <table:table-cell table:formula="of:=TEXT([.H24];&quot;0.0000000000000000E+000&quot;)&amp;&quot;,&quot;&amp;TEXT([.K24];&quot;0.0000000000000000E+000&quot;)&amp;&quot;,&quot;&amp;TEXT([.L24];&quot;0.0000000000000000E+000&quot;)&amp;&quot;,&quot;&amp;TEXT(IF([.M24]=&quot;&quot;;1;[.M24]);&quot;0.0000000000000000E+000&quot;)&amp;&quot;,&quot;&amp;TEXT([.N24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4];&quot;0.0000000000000000E+000&quot;)&amp;&quot;;&quot;" office:value-type="string" office:string-value="1.0976798825257000E-004;" calcext:value-type="string">
            <text:p>1.0976798825257000E-004;</text:p>
          </table:table-cell>
          <table:table-cell table:number-columns-repeated="1002"/>
        </table:table-row>
        <table:table-row table:style-name="ro1">
          <table:table-cell office:value-type="float" office:value="593960" calcext:value-type="float">
            <text:p>593960</text:p>
          </table:table-cell>
          <table:table-cell table:style-name="ce6" office:value-type="float" office:value="227000" calcext:value-type="float">
            <text:p>227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29" office:value-type="float" office:value="0.442743955939689" calcext:value-type="float">
            <text:p>0.443</text:p>
          </table:table-cell>
          <table:table-cell table:style-name="ce6" office:value-type="float" office:value="30000" calcext:value-type="float">
            <text:p>30000</text:p>
          </table:table-cell>
          <table:table-cell table:style-name="ce6" office:value-type="float" office:value="256" calcext:value-type="float">
            <text:p>256</text:p>
          </table:table-cell>
          <table:table-cell table:style-name="ce30" office:value-type="float" office:value="500" calcext:value-type="float">
            <text:p>500</text:p>
          </table:table-cell>
          <table:table-cell table:number-columns-repeated="2"/>
          <table:table-cell table:style-name="ce11" office:value-type="float" office:value="2980" calcext:value-type="float">
            <text:p>2980</text:p>
          </table:table-cell>
          <table:table-cell table:style-name="ce8" table:formula="of:=IF(OR(ISBLANK([.B25]);ISBLANK([.C25]));&quot;&quot;;[.C25]/[.B25])" office:value-type="percentage" office:value="0.66079295154185" calcext:value-type="percentage">
            <text:p>66.08%</text:p>
          </table:table-cell>
          <table:table-cell table:style-name="ce13" table:formula="of:=IF(ISBLANK([.E25]);&quot;&quot;;[.G25]/[.E25])" office:value-type="percentage" office:value="0.0166666666666667" calcext:value-type="percentage">
            <text:p>1.67%</text:p>
          </table:table-cell>
          <table:table-cell table:style-name="ce13" table:formula="of:=IF(ISBLANK([.I25]);&quot;&quot;;[.I25]/[.E25])">
            <text:p/>
          </table:table-cell>
          <table:table-cell table:style-name="ce18" table:formula="of:=IF(ISBLANK([.F25]);&quot;&quot;;[.B25]/[.F25])" office:value-type="float" office:value="886.71875" calcext:value-type="float">
            <text:p>887</text:p>
          </table:table-cell>
          <table:table-cell table:style-name="ce17" table:formula="of:=IF(ISBLANK([.F25]);&quot;&quot;;[.J25]*[.F25]/3600)" office:value-type="float" office:value="211.911111111111" calcext:value-type="float">
            <text:p>211.91</text:p>
          </table:table-cell>
          <table:table-cell table:style-name="ce20" table:formula="of:=IF(ISBLANK([.J25]);&quot;&quot;;[.O25]*3600/[.B25]/[.E25])" office:value-type="float" office:value="0.000112023494860499" calcext:value-type="float">
            <text:p>0.00011202</text:p>
          </table:table-cell>
          <table:table-cell/>
          <table:table-cell table:style-name="ce20" table:formula="of:=IF(ISBLANK([.Q25]);&quot;&quot;;[.Q25]*3600/[.B25]/[.E25])">
            <text:p/>
          </table:table-cell>
          <table:table-cell office:value-type="string" calcext:value-type="string">
            <text:p>SH hard final</text:p>
          </table:table-cell>
          <table:table-cell/>
          <table:table-cell table:formula="of:=TEXT([.H25];&quot;0.0000000000000000E+000&quot;)&amp;&quot;,&quot;&amp;TEXT([.K25];&quot;0.0000000000000000E+000&quot;)&amp;&quot;,&quot;&amp;TEXT([.L25];&quot;0.0000000000000000E+000&quot;)&amp;&quot;,&quot;&amp;TEXT(IF([.M25]=&quot;&quot;;1;[.M25]);&quot;0.0000000000000000E+000&quot;)&amp;&quot;,&quot;&amp;TEXT([.N25];&quot;0&quot;)&amp;&quot;;&quot;" office:value-type="string" office:string-value="0.0000000000000000E+000,6.6079295154185000E-001,1.6666666666666700E-002,1.0000000000000000E+000,887;" calcext:value-type="string">
            <text:p>0.0000000000000000E+000,6.6079295154185000E-001,1.6666666666666700E-002,1.0000000000000000E+000,887;</text:p>
          </table:table-cell>
          <table:table-cell table:formula="of:=TEXT([.P25];&quot;0.0000000000000000E+000&quot;)&amp;&quot;;&quot;" office:value-type="string" office:string-value="1.1202349486049900E-004;" calcext:value-type="string">
            <text:p>1.12023494860499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4536" calcext:value-type="float">
            <text:p>594536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27000" calcext:value-type="float">
            <text:p>2700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 office:value-type="float" office:value="23240" calcext:value-type="float">
            <text:p>23240</text:p>
          </table:table-cell>
          <table:table-cell table:style-name="ce8" table:formula="of:=IF(OR(ISBLANK([.B26]);ISBLANK([.C26]));&quot;&quot;;[.C26]/[.B26])" office:value-type="percentage" office:value="0.979253112033195" calcext:value-type="percentage">
            <text:p>97.93%</text:p>
          </table:table-cell>
          <table:table-cell table:style-name="ce13" table:formula="of:=IF(ISBLANK([.E26]);&quot;&quot;;[.G26]/[.E26])" office:value-type="percentage" office:value="0.00740740740740741" calcext:value-type="percentage">
            <text:p>0.74%</text:p>
          </table:table-cell>
          <table:table-cell table:style-name="ce13" table:formula="of:=IF(ISBLANK([.I26]);&quot;&quot;;[.I26]/[.E26])">
            <text:p/>
          </table:table-cell>
          <table:table-cell table:style-name="ce18" table:formula="of:=IF(ISBLANK([.F26]);&quot;&quot;;[.B26]/[.F26])" office:value-type="float" office:value="5648.4375" calcext:value-type="float">
            <text:p>5648</text:p>
          </table:table-cell>
          <table:table-cell table:style-name="ce17" table:formula="of:=IF(ISBLANK([.F26]);&quot;&quot;;[.J26]*[.F26]/3600)" office:value-type="float" office:value="3305.24444444444" calcext:value-type="float">
            <text:p>3305.24</text:p>
          </table:table-cell>
          <table:table-cell table:style-name="ce20" table:formula="of:=IF(ISBLANK([.J26]);&quot;&quot;;[.O26]*3600/[.B26]/[.E26])" office:value-type="float" office:value="0.000152385635981763" calcext:value-type="float">
            <text:p>0.00015239</text:p>
          </table:table-cell>
          <table:table-cell table:style-name="Default"/>
          <table:table-cell table:style-name="ce20" table:formula="of:=IF(ISBLANK([.Q26]);&quot;&quot;;[.Q26]*3600/[.B26]/[.E26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6];&quot;0.0000000000000000E+000&quot;)&amp;&quot;,&quot;&amp;TEXT([.K26];&quot;0.0000000000000000E+000&quot;)&amp;&quot;,&quot;&amp;TEXT([.L26];&quot;0.0000000000000000E+000&quot;)&amp;&quot;,&quot;&amp;TEXT(IF([.M26]=&quot;&quot;;1;[.M26]);&quot;0.0000000000000000E+000&quot;)&amp;&quot;,&quot;&amp;TEXT([.N26];&quot;0&quot;)&amp;&quot;;&quot;" office:value-type="string" office:string-value="0.0000000000000000E+000,9.7925311203319500E-001,7.4074074074074100E-003,1.0000000000000000E+000,5648;" calcext:value-type="string">
            <text:p>0.0000000000000000E+000,9.7925311203319500E-001,7.4074074074074100E-003,1.0000000000000000E+000,5648;</text:p>
          </table:table-cell>
          <table:table-cell table:formula="of:=TEXT([.P26];&quot;0.0000000000000000E+000&quot;)&amp;&quot;;&quot;" office:value-type="string" office:string-value="1.5238563598176300E-004;" calcext:value-type="string">
            <text:p>1.5238563598176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104" calcext:value-type="float">
            <text:p>595104</text:p>
          </table:table-cell>
          <table:table-cell table:number-columns-repeated="2" table:style-name="Default" office:value-type="float" office:value="13060" calcext:value-type="float">
            <text:p>13060</text:p>
          </table:table-cell>
          <table:table-cell office:value-type="float" office:value="0.156163890638596" calcext:value-type="float">
            <text:p>0.156</text:p>
          </table:table-cell>
          <table:table-cell table:style-name="Default" office:value-type="float" office:value="29400" calcext:value-type="float">
            <text:p>2940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 office:value-type="float" office:value="5025" calcext:value-type="float">
            <text:p>5025</text:p>
          </table:table-cell>
          <table:table-cell table:style-name="ce8" table:formula="of:=IF(OR(ISBLANK([.B27]);ISBLANK([.C27]));&quot;&quot;;[.C27]/[.B27])" office:value-type="percentage" office:value="1" calcext:value-type="percentage">
            <text:p>100.00%</text:p>
          </table:table-cell>
          <table:table-cell table:style-name="ce13" table:formula="of:=IF(ISBLANK([.E27]);&quot;&quot;;[.G27]/[.E27])" office:value-type="percentage" office:value="0.00680272108843537" calcext:value-type="percentage">
            <text:p>0.68%</text:p>
          </table:table-cell>
          <table:table-cell table:style-name="ce13" table:formula="of:=IF(ISBLANK([.I27]);&quot;&quot;;[.I27]/[.E27])">
            <text:p/>
          </table:table-cell>
          <table:table-cell table:style-name="ce18" table:formula="of:=IF(ISBLANK([.F27]);&quot;&quot;;[.B27]/[.F27])" office:value-type="float" office:value="816.25" calcext:value-type="float">
            <text:p>816</text:p>
          </table:table-cell>
          <table:table-cell table:style-name="ce17" table:formula="of:=IF(ISBLANK([.F27]);&quot;&quot;;[.J27]*[.F27]/3600)" office:value-type="float" office:value="22.3333333333333" calcext:value-type="float">
            <text:p>22.33</text:p>
          </table:table-cell>
          <table:table-cell table:style-name="ce20" table:formula="of:=IF(ISBLANK([.J27]);&quot;&quot;;[.O27]*3600/[.B27]/[.E27])" office:value-type="float" office:value="0.000209394630746633" calcext:value-type="float">
            <text:p>0.00020939</text:p>
          </table:table-cell>
          <table:table-cell table:style-name="Default"/>
          <table:table-cell table:style-name="ce20" table:formula="of:=IF(ISBLANK([.Q27]);&quot;&quot;;[.Q27]*3600/[.B27]/[.E27])">
            <text:p/>
          </table:table-cell>
          <table:table-cell table:style-name="ce46" office:value-type="string" calcext:value-type="string">
            <text:p>StratoExplo66June1200 - test</text:p>
          </table:table-cell>
          <table:table-cell/>
          <table:table-cell table:formula="of:=TEXT([.H27];&quot;0.0000000000000000E+000&quot;)&amp;&quot;,&quot;&amp;TEXT([.K27];&quot;0.0000000000000000E+000&quot;)&amp;&quot;,&quot;&amp;TEXT([.L27];&quot;0.0000000000000000E+000&quot;)&amp;&quot;,&quot;&amp;TEXT(IF([.M27]=&quot;&quot;;1;[.M27]);&quot;0.0000000000000000E+000&quot;)&amp;&quot;,&quot;&amp;TEXT([.N27];&quot;0&quot;)&amp;&quot;;&quot;" office:value-type="string" office:string-value="0.0000000000000000E+000,1.0000000000000000E+000,6.8027210884353700E-003,1.0000000000000000E+000,816;" calcext:value-type="string">
            <text:p>0.0000000000000000E+000,1.0000000000000000E+000,6.8027210884353700E-003,1.0000000000000000E+000,816;</text:p>
          </table:table-cell>
          <table:table-cell table:formula="of:=TEXT([.P27];&quot;0.0000000000000000E+000&quot;)&amp;&quot;;&quot;" office:value-type="string" office:string-value="2.0939463074663300E-004;" calcext:value-type="string">
            <text:p>2.0939463074663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5500" calcext:value-type="float">
            <text:p>595500</text:p>
          </table:table-cell>
          <table:table-cell table:style-name="Default" office:value-type="float" office:value="2892000" calcext:value-type="float">
            <text:p>2892000</text:p>
          </table:table-cell>
          <table:table-cell table:style-name="Default" office:value-type="float" office:value="2832000" calcext:value-type="float">
            <text:p>283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40150" calcext:value-type="float">
            <text:p>40150</text:p>
          </table:table-cell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Default" office:value-type="float" office:value="34470" calcext:value-type="float">
            <text:p>34470</text:p>
          </table:table-cell>
          <table:table-cell table:style-name="ce8" table:formula="of:=IF(OR(ISBLANK([.B28]);ISBLANK([.C28]));&quot;&quot;;[.C28]/[.B28])" office:value-type="percentage" office:value="0.979253112033195" calcext:value-type="percentage">
            <text:p>97.93%</text:p>
          </table:table-cell>
          <table:table-cell table:style-name="ce13" table:formula="of:=IF(ISBLANK([.E28]);&quot;&quot;;[.G28]/[.E28])" office:value-type="percentage" office:value="0.0074719800747198" calcext:value-type="percentage">
            <text:p>0.75%</text:p>
          </table:table-cell>
          <table:table-cell table:style-name="ce13" table:formula="of:=IF(ISBLANK([.I28]);&quot;&quot;;[.I28]/[.E28])">
            <text:p/>
          </table:table-cell>
          <table:table-cell table:style-name="ce18" table:formula="of:=IF(ISBLANK([.F28]);&quot;&quot;;[.B28]/[.F28])" office:value-type="float" office:value="5648.4375" calcext:value-type="float">
            <text:p>5648</text:p>
          </table:table-cell>
          <table:table-cell table:style-name="ce17" table:formula="of:=IF(ISBLANK([.F28]);&quot;&quot;;[.J28]*[.F28]/3600)" office:value-type="float" office:value="4902.4" calcext:value-type="float">
            <text:p>4902.40</text:p>
          </table:table-cell>
          <table:table-cell table:style-name="ce20" table:formula="of:=IF(ISBLANK([.J28]);&quot;&quot;;[.O28]*3600/[.B28]/[.E28])" office:value-type="float" office:value="0.000151994336590483" calcext:value-type="float">
            <text:p>0.00015199</text:p>
          </table:table-cell>
          <table:table-cell table:style-name="Default"/>
          <table:table-cell table:style-name="ce20" table:formula="of:=IF(ISBLANK([.Q28]);&quot;&quot;;[.Q28]*3600/[.B28]/[.E28])">
            <text:p/>
          </table:table-cell>
          <table:table-cell table:style-name="ce46" office:value-type="string" calcext:value-type="string">
            <text:p>StratoExplo66June1200 - not finished</text:p>
          </table:table-cell>
          <table:table-cell/>
          <table:table-cell table:formula="of:=TEXT([.H28];&quot;0.0000000000000000E+000&quot;)&amp;&quot;,&quot;&amp;TEXT([.K28];&quot;0.0000000000000000E+000&quot;)&amp;&quot;,&quot;&amp;TEXT([.L28];&quot;0.0000000000000000E+000&quot;)&amp;&quot;,&quot;&amp;TEXT(IF([.M28]=&quot;&quot;;1;[.M28]);&quot;0.0000000000000000E+000&quot;)&amp;&quot;,&quot;&amp;TEXT([.N28];&quot;0&quot;)&amp;&quot;;&quot;" office:value-type="string" office:string-value="0.0000000000000000E+000,9.7925311203319500E-001,7.4719800747198000E-003,1.0000000000000000E+000,5648;" calcext:value-type="string">
            <text:p>0.0000000000000000E+000,9.7925311203319500E-001,7.4719800747198000E-003,1.0000000000000000E+000,5648;</text:p>
          </table:table-cell>
          <table:table-cell table:formula="of:=TEXT([.P28];&quot;0.0000000000000000E+000&quot;)&amp;&quot;;&quot;" office:value-type="string" office:string-value="1.5199433659048300E-004;" calcext:value-type="string">
            <text:p>1.5199433659048300E-004;</text:p>
          </table:table-cell>
          <table:table-cell table:number-columns-repeated="1002"/>
        </table:table-row>
        <table:table-row table:style-name="ro1">
          <table:table-cell table:style-name="ce22" office:value-type="float" office:value="597316" calcext:value-type="float">
            <text:p>597316</text:p>
          </table:table-cell>
          <table:table-cell table:style-name="Default" office:value-type="float" office:value="3142000" calcext:value-type="float">
            <text:p>3142000</text:p>
          </table:table-cell>
          <table:table-cell table:style-name="Default" office:value-type="float" office:value="3082000" calcext:value-type="float">
            <text:p>3082000</text:p>
          </table:table-cell>
          <table:table-cell office:value-type="float" office:value="0.376433710086065" calcext:value-type="float">
            <text:p>0.376</text:p>
          </table:table-cell>
          <table:table-cell table:style-name="Default" office:value-type="float" office:value="140100" calcext:value-type="float">
            <text:p>140100</text:p>
          </table:table-cell>
          <table:table-cell table:style-name="Default" office:value-type="float" office:value="560" calcext:value-type="float">
            <text:p>560</text:p>
          </table:table-cell>
          <table:table-cell table:style-name="Default" office:value-type="float" office:value="300" calcext:value-type="float">
            <text:p>300</text:p>
          </table:table-cell>
          <table:table-cell table:number-columns-repeated="2"/>
          <table:table-cell table:style-name="Default" office:value-type="float" office:value="110028" calcext:value-type="float">
            <text:p>110028</text:p>
          </table:table-cell>
          <table:table-cell table:style-name="ce8" table:formula="of:=IF(OR(ISBLANK([.B29]);ISBLANK([.C29]));&quot;&quot;;[.C29]/[.B29])" office:value-type="percentage" office:value="0.980903882877148" calcext:value-type="percentage">
            <text:p>98.09%</text:p>
          </table:table-cell>
          <table:table-cell table:style-name="ce13" table:formula="of:=IF(ISBLANK([.E29]);&quot;&quot;;[.G29]/[.E29])" office:value-type="percentage" office:value="0.00214132762312634" calcext:value-type="percentage">
            <text:p>0.21%</text:p>
          </table:table-cell>
          <table:table-cell table:style-name="ce13" table:formula="of:=IF(ISBLANK([.I29]);&quot;&quot;;[.I29]/[.E29])">
            <text:p/>
          </table:table-cell>
          <table:table-cell table:style-name="ce18" table:formula="of:=IF(ISBLANK([.F29]);&quot;&quot;;[.B29]/[.F29])" office:value-type="float" office:value="5610.71428571429" calcext:value-type="float">
            <text:p>5611</text:p>
          </table:table-cell>
          <table:table-cell table:style-name="ce17" table:formula="of:=IF(ISBLANK([.F29]);&quot;&quot;;[.J29]*[.F29]/3600)" office:value-type="float" office:value="17115.4666666667" calcext:value-type="float">
            <text:p>17115.47</text:p>
          </table:table-cell>
          <table:table-cell table:style-name="ce20" table:formula="of:=IF(ISBLANK([.J29]);&quot;&quot;;[.O29]*3600/[.B29]/[.E29])" office:value-type="float" office:value="0.000139973856993118" calcext:value-type="float">
            <text:p>0.00013997</text:p>
          </table:table-cell>
          <table:table-cell table:style-name="Default" table:formula="of:=78854-56334" office:value-type="float" office:value="22520" calcext:value-type="float">
            <text:p>22520</text:p>
          </table:table-cell>
          <table:table-cell table:style-name="ce20" table:formula="of:=IF(ISBLANK([.Q29]);&quot;&quot;;[.Q29]*3600/[.B29]/[.E29])" office:value-type="float" office:value="0.00018417325807564" calcext:value-type="float">
            <text:p>0.00018417</text:p>
          </table:table-cell>
          <table:table-cell table:style-name="ce46" office:value-type="string" calcext:value-type="string">
            <text:p>StratoExplo66June1200 - til n=140100</text:p>
          </table:table-cell>
          <table:table-cell/>
          <table:table-cell table:formula="of:=TEXT([.H29];&quot;0.0000000000000000E+000&quot;)&amp;&quot;,&quot;&amp;TEXT([.K29];&quot;0.0000000000000000E+000&quot;)&amp;&quot;,&quot;&amp;TEXT([.L29];&quot;0.0000000000000000E+000&quot;)&amp;&quot;,&quot;&amp;TEXT(IF([.M29]=&quot;&quot;;1;[.M29]);&quot;0.0000000000000000E+000&quot;)&amp;&quot;,&quot;&amp;TEXT([.N29];&quot;0&quot;)&amp;&quot;;&quot;" office:value-type="string" office:string-value="0.0000000000000000E+000,9.8090388287714800E-001,2.1413276231263400E-003,1.0000000000000000E+000,5611;" calcext:value-type="string">
            <text:p>0.0000000000000000E+000,9.8090388287714800E-001,2.1413276231263400E-003,1.0000000000000000E+000,5611;</text:p>
          </table:table-cell>
          <table:table-cell table:formula="of:=TEXT([.P29];&quot;0.0000000000000000E+000&quot;)&amp;&quot;;&quot;" office:value-type="string" office:string-value="1.3997385699311800E-004;" calcext:value-type="string">
            <text:p>1.3997385699311800E-004;</text:p>
          </table:table-cell>
          <table:table-cell table:number-columns-repeated="1002"/>
        </table:table-row>
        <table:table-row table:style-name="ro1">
          <table:table-cell office:value-type="float" office:value="610736" calcext:value-type="float">
            <text:p>610736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15750" calcext:value-type="float">
            <text:p>1575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style-name="ce15" office:value-type="float" office:value="1542" calcext:value-type="float">
            <text:p>1,542.00</text:p>
          </table:table-cell>
          <table:table-cell table:style-name="ce8" table:formula="of:=IF(OR(ISBLANK([.B30]);ISBLANK([.C30]));&quot;&quot;;[.C30]/[.B30])" office:value-type="percentage" office:value="0.66079295154185" calcext:value-type="percentage">
            <text:p>66.08%</text:p>
          </table:table-cell>
          <table:table-cell table:style-name="ce13" table:formula="of:=IF(ISBLANK([.E30]);&quot;&quot;;[.G30]/[.E30])" office:value-type="percentage" office:value="0.0317460317460317" calcext:value-type="percentage">
            <text:p>3.17%</text:p>
          </table:table-cell>
          <table:table-cell table:style-name="ce13" table:formula="of:=IF(ISBLANK([.I30]);&quot;&quot;;[.I30]/[.E30])" office:value-type="percentage" office:value="0.00317460317460317" calcext:value-type="percentage">
            <text:p>0.32%</text:p>
          </table:table-cell>
          <table:table-cell table:style-name="ce18" table:formula="of:=IF(ISBLANK([.F30]);&quot;&quot;;[.B30]/[.F30])" office:value-type="float" office:value="886.71875" calcext:value-type="float">
            <text:p>887</text:p>
          </table:table-cell>
          <table:table-cell table:style-name="ce17" table:formula="of:=IF(ISBLANK([.F30]);&quot;&quot;;[.J30]*[.F30]/3600)" office:value-type="float" office:value="109.653333333333" calcext:value-type="float">
            <text:p>109.65</text:p>
          </table:table-cell>
          <table:table-cell table:style-name="ce20" table:formula="of:=IF(ISBLANK([.J30]);&quot;&quot;;[.O30]*3600/[.B30]/[.E30])" office:value-type="float" office:value="0.000110412418711978" calcext:value-type="float">
            <text:p>0.00011041</text:p>
          </table:table-cell>
          <table:table-cell/>
          <table:table-cell table:style-name="ce20" table:formula="of:=IF(ISBLANK([.Q30]);&quot;&quot;;[.Q30]*3600/[.B30]/[.E30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0];&quot;0.0000000000000000E+000&quot;)&amp;&quot;,&quot;&amp;TEXT([.K30];&quot;0.0000000000000000E+000&quot;)&amp;&quot;,&quot;&amp;TEXT([.L30];&quot;0.0000000000000000E+000&quot;)&amp;&quot;,&quot;&amp;TEXT(IF([.M30]=&quot;&quot;;1;[.M30]);&quot;0.0000000000000000E+000&quot;)&amp;&quot;,&quot;&amp;TEXT([.N30];&quot;0&quot;)&amp;&quot;;&quot;" office:value-type="string" office:string-value="2.0000000000000000E+000,6.6079295154185000E-001,3.1746031746031700E-002,3.1746031746031700E-003,887;" calcext:value-type="string">
            <text:p>2.0000000000000000E+000,6.6079295154185000E-001,3.1746031746031700E-002,3.1746031746031700E-003,887;</text:p>
          </table:table-cell>
          <table:table-cell table:formula="of:=TEXT([.P30];&quot;0.0000000000000000E+000&quot;)&amp;&quot;;&quot;" office:value-type="string" office:string-value="1.1041241871197800E-004;" calcext:value-type="string">
            <text:p>1.1041241871197800E-004;</text:p>
          </table:table-cell>
          <table:table-cell table:number-columns-repeated="1002"/>
        </table:table-row>
        <table:table-row table:style-name="ro1">
          <table:table-cell office:value-type="float" office:value="616368" calcext:value-type="float">
            <text:p>616368</text:p>
          </table:table-cell>
          <table:table-cell office:value-type="float" office:value="227000" calcext:value-type="float">
            <text:p>227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3097" calcext:value-type="float">
            <text:p>3097</text:p>
          </table:table-cell>
          <table:table-cell table:style-name="ce8" table:formula="of:=IF(OR(ISBLANK([.B31]);ISBLANK([.C31]));&quot;&quot;;[.C31]/[.B31])" office:value-type="percentage" office:value="0.66079295154185" calcext:value-type="percentage">
            <text:p>66.08%</text:p>
          </table:table-cell>
          <table:table-cell table:style-name="ce13" table:formula="of:=IF(ISBLANK([.E31]);&quot;&quot;;[.G31]/[.E31])" office:value-type="percentage" office:value="0.0166666666666667" calcext:value-type="percentage">
            <text:p>1.67%</text:p>
          </table:table-cell>
          <table:table-cell table:style-name="ce13" table:formula="of:=IF(ISBLANK([.I31]);&quot;&quot;;[.I31]/[.E31])" office:value-type="percentage" office:value="0.00166666666666667" calcext:value-type="percentage">
            <text:p>0.17%</text:p>
          </table:table-cell>
          <table:table-cell table:style-name="ce18" table:formula="of:=IF(ISBLANK([.F31]);&quot;&quot;;[.B31]/[.F31])" office:value-type="float" office:value="886.71875" calcext:value-type="float">
            <text:p>887</text:p>
          </table:table-cell>
          <table:table-cell table:style-name="ce17" table:formula="of:=IF(ISBLANK([.F31]);&quot;&quot;;[.J31]*[.F31]/3600)" office:value-type="float" office:value="220.231111111111" calcext:value-type="float">
            <text:p>220.23</text:p>
          </table:table-cell>
          <table:table-cell table:style-name="ce20" table:formula="of:=IF(ISBLANK([.J31]);&quot;&quot;;[.O31]*3600/[.B31]/[.E31])" office:value-type="float" office:value="0.000116421732745962" calcext:value-type="float">
            <text:p>0.00011642</text:p>
          </table:table-cell>
          <table:table-cell/>
          <table:table-cell table:style-name="ce20" table:formula="of:=IF(ISBLANK([.Q31]);&quot;&quot;;[.Q31]*3600/[.B31]/[.E31])">
            <text:p/>
          </table:table-cell>
          <table:table-cell office:value-type="string" calcext:value-type="string">
            <text:p>SH soft final redone for data comparison</text:p>
          </table:table-cell>
          <table:table-cell/>
          <table:table-cell table:formula="of:=TEXT([.H31];&quot;0.0000000000000000E+000&quot;)&amp;&quot;,&quot;&amp;TEXT([.K31];&quot;0.0000000000000000E+000&quot;)&amp;&quot;,&quot;&amp;TEXT([.L31];&quot;0.0000000000000000E+000&quot;)&amp;&quot;,&quot;&amp;TEXT(IF([.M31]=&quot;&quot;;1;[.M31]);&quot;0.0000000000000000E+000&quot;)&amp;&quot;,&quot;&amp;TEXT([.N31];&quot;0&quot;)&amp;&quot;;&quot;" office:value-type="string" office:string-value="1.0200000000000000E+002,6.6079295154185000E-001,1.6666666666666700E-002,1.6666666666666700E-003,887;" calcext:value-type="string">
            <text:p>1.0200000000000000E+002,6.6079295154185000E-001,1.6666666666666700E-002,1.6666666666666700E-003,887;</text:p>
          </table:table-cell>
          <table:table-cell table:formula="of:=TEXT([.P31];&quot;0.0000000000000000E+000&quot;)&amp;&quot;;&quot;" office:value-type="string" office:string-value="1.1642173274596200E-004;" calcext:value-type="string">
            <text:p>1.1642173274596200E-004;</text:p>
          </table:table-cell>
          <table:table-cell table:number-columns-repeated="1002"/>
        </table:table-row>
        <table:table-row table:style-name="ro1">
          <table:table-cell office:value-type="float" office:value="623195" calcext:value-type="float">
            <text:p>623195</text:p>
          </table:table-cell>
          <table:table-cell office:value-type="float" office:value="78000" calcext:value-type="float">
            <text:p>78000</text:p>
          </table:table-cell>
          <table:table-cell office:value-type="float" office:value="0" calcext:value-type="float">
            <text:p>0</text:p>
          </table:table-cell>
          <table:table-cell office:value-type="float" office:value="0.442743955939689" calcext:value-type="float">
            <text:p>0.443</text:p>
          </table:table-cell>
          <table:table-cell office:value-type="float" office:value="30000" calcext:value-type="float">
            <text:p>30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500" calcext:value-type="float">
            <text:p>500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795" calcext:value-type="float">
            <text:p>795</text:p>
          </table:table-cell>
          <table:table-cell table:style-name="ce8" table:formula="of:=IF(OR(ISBLANK([.B32]);ISBLANK([.C32]));&quot;&quot;;[.C32]/[.B32])" office:value-type="percentage" office:value="0" calcext:value-type="percentage">
            <text:p>0.00%</text:p>
          </table:table-cell>
          <table:table-cell table:style-name="ce13" table:formula="of:=IF(ISBLANK([.E32]);&quot;&quot;;[.G32]/[.E32])" office:value-type="percentage" office:value="0.0166666666666667" calcext:value-type="percentage">
            <text:p>1.67%</text:p>
          </table:table-cell>
          <table:table-cell table:style-name="ce13" table:formula="of:=IF(ISBLANK([.I32]);&quot;&quot;;[.I32]/[.E32])" office:value-type="percentage" office:value="0.00166666666666667" calcext:value-type="percentage">
            <text:p>0.17%</text:p>
          </table:table-cell>
          <table:table-cell table:style-name="ce18" table:formula="of:=IF(ISBLANK([.F32]);&quot;&quot;;[.B32]/[.F32])" office:value-type="float" office:value="304.6875" calcext:value-type="float">
            <text:p>305</text:p>
          </table:table-cell>
          <table:table-cell table:style-name="ce17" table:formula="of:=IF(ISBLANK([.F32]);&quot;&quot;;[.J32]*[.F32]/3600)" office:value-type="float" office:value="56.5333333333333" calcext:value-type="float">
            <text:p>56.53</text:p>
          </table:table-cell>
          <table:table-cell table:style-name="ce20" table:formula="of:=IF(ISBLANK([.J32]);&quot;&quot;;[.O32]*3600/[.B32]/[.E32])" office:value-type="float" office:value="0.000086974358974359" calcext:value-type="float">
            <text:p>0.00008697</text:p>
          </table:table-cell>
          <table:table-cell/>
          <table:table-cell table:style-name="ce20" table:formula="of:=IF(ISBLANK([.Q32]);&quot;&quot;;[.Q32]*3600/[.B32]/[.E32])">
            <text:p/>
          </table:table-cell>
          <table:table-cell office:value-type="string" calcext:value-type="string">
            <text:p>SH soft final redone w/o fluid</text:p>
          </table:table-cell>
          <table:table-cell/>
          <table:table-cell table:formula="of:=TEXT([.H32];&quot;0.0000000000000000E+000&quot;)&amp;&quot;,&quot;&amp;TEXT([.K32];&quot;0.0000000000000000E+000&quot;)&amp;&quot;,&quot;&amp;TEXT([.L32];&quot;0.0000000000000000E+000&quot;)&amp;&quot;,&quot;&amp;TEXT(IF([.M32]=&quot;&quot;;1;[.M32]);&quot;0.0000000000000000E+000&quot;)&amp;&quot;,&quot;&amp;TEXT([.N32];&quot;0&quot;)&amp;&quot;;&quot;" office:value-type="string" office:string-value="1.0200000000000000E+002,0.0000000000000000E+000,1.6666666666666700E-002,1.6666666666666700E-003,305;" calcext:value-type="string">
            <text:p>1.0200000000000000E+002,0.0000000000000000E+000,1.6666666666666700E-002,1.6666666666666700E-003,305;</text:p>
          </table:table-cell>
          <table:table-cell table:formula="of:=TEXT([.P32];&quot;0.0000000000000000E+000&quot;)&amp;&quot;;&quot;" office:value-type="string" office:string-value="8.6974358974359000E-005;" calcext:value-type="string">
            <text:p>8.6974358974359000E-005;</text:p>
          </table:table-cell>
          <table:table-cell table:number-columns-repeated="1002"/>
        </table:table-row>
        <table:table-row table:style-name="ro1">
          <table:table-cell office:value-type="float" office:value="624650" calcext:value-type="float">
            <text:p>6246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27994" calcext:value-type="float">
            <text:p>27994</text:p>
          </table:table-cell>
          <table:table-cell table:style-name="ce8" table:formula="of:=IF(OR(ISBLANK([.B33]);ISBLANK([.C33]));&quot;&quot;;[.C33]/[.B33])" office:value-type="percentage" office:value="1" calcext:value-type="percentage">
            <text:p>100.00%</text:p>
          </table:table-cell>
          <table:table-cell table:style-name="ce13" table:formula="of:=IF(ISBLANK([.E33]);&quot;&quot;;[.G33]/[.E33])" office:value-type="percentage" office:value="0.03125" calcext:value-type="percentage">
            <text:p>3.13%</text:p>
          </table:table-cell>
          <table:table-cell table:style-name="ce13" table:formula="of:=IF(ISBLANK([.I33]);&quot;&quot;;[.I33]/[.E33])" office:value-type="percentage" office:value="0.00625" calcext:value-type="percentage">
            <text:p>0.63%</text:p>
          </table:table-cell>
          <table:table-cell table:style-name="ce18" table:formula="of:=IF(ISBLANK([.F33]);&quot;&quot;;[.B33]/[.F33])" office:value-type="float" office:value="23386.25" calcext:value-type="float">
            <text:p>23386</text:p>
          </table:table-cell>
          <table:table-cell table:style-name="ce17" table:formula="of:=IF(ISBLANK([.F33]);&quot;&quot;;[.J33]*[.F33]/3600)" office:value-type="float" office:value="248.835555555556" calcext:value-type="float">
            <text:p>248.84</text:p>
          </table:table-cell>
          <table:table-cell table:style-name="ce20" table:formula="of:=IF(ISBLANK([.J33]);&quot;&quot;;[.O33]*3600/[.B33]/[.E33])" office:value-type="float" office:value="0.000149628521032658" calcext:value-type="float">
            <text:p>0.00014963</text:p>
          </table:table-cell>
          <table:table-cell/>
          <table:table-cell table:style-name="ce20" table:formula="of:=IF(ISBLANK([.Q33]);&quot;&quot;;[.Q33]*3600/[.B33]/[.E33])">
            <text:p/>
          </table:table-cell>
          <table:table-cell office:value-type="string" calcext:value-type="string">
            <text:p>StratoBaro full with IBF</text:p>
          </table:table-cell>
          <table:table-cell/>
          <table:table-cell table:formula="of:=TEXT([.H33];&quot;0.0000000000000000E+000&quot;)&amp;&quot;,&quot;&amp;TEXT([.K33];&quot;0.0000000000000000E+000&quot;)&amp;&quot;,&quot;&amp;TEXT([.L33];&quot;0.0000000000000000E+000&quot;)&amp;&quot;,&quot;&amp;TEXT(IF([.M33]=&quot;&quot;;1;[.M33]);&quot;0.0000000000000000E+000&quot;)&amp;&quot;,&quot;&amp;TEXT([.N33];&quot;0&quot;)&amp;&quot;;&quot;" office:value-type="string" office:string-value="1.1400000000000000E+002,1.0000000000000000E+000,3.1250000000000000E-002,6.2500000000000000E-003,23386;" calcext:value-type="string">
            <text:p>1.1400000000000000E+002,1.0000000000000000E+000,3.1250000000000000E-002,6.2500000000000000E-003,23386;</text:p>
          </table:table-cell>
          <table:table-cell table:formula="of:=TEXT([.P33];&quot;0.0000000000000000E+000&quot;)&amp;&quot;;&quot;" office:value-type="string" office:string-value="1.4962852103265800E-004;" calcext:value-type="string">
            <text:p>1.4962852103265800E-004;</text:p>
          </table:table-cell>
          <table:table-cell table:number-columns-repeated="1002"/>
        </table:table-row>
        <table:table-row table:style-name="ro1">
          <table:table-cell office:value-type="float" office:value="637450" calcext:value-type="float">
            <text:p>637450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9225" calcext:value-type="float">
            <text:p>9225</text:p>
          </table:table-cell>
          <table:table-cell table:style-name="ce8" table:formula="of:=IF(OR(ISBLANK([.B34]);ISBLANK([.C34]));&quot;&quot;;[.C34]/[.B34])" office:value-type="percentage" office:value="1" calcext:value-type="percentage">
            <text:p>100.00%</text:p>
          </table:table-cell>
          <table:table-cell table:style-name="ce13" table:formula="of:=IF(ISBLANK([.E34]);&quot;&quot;;[.G34]/[.E34])" office:value-type="percentage" office:value="0.0434782608695652" calcext:value-type="percentage">
            <text:p>4.35%</text:p>
          </table:table-cell>
          <table:table-cell table:style-name="ce13" table:formula="of:=IF(ISBLANK([.I34]);&quot;&quot;;[.I34]/[.E34])" office:value-type="percentage" office:value="0.00869565217391304" calcext:value-type="percentage">
            <text:p>0.87%</text:p>
          </table:table-cell>
          <table:table-cell table:style-name="ce18" table:formula="of:=IF(ISBLANK([.F34]);&quot;&quot;;[.B34]/[.F34])" office:value-type="float" office:value="11693.125" calcext:value-type="float">
            <text:p>11693</text:p>
          </table:table-cell>
          <table:table-cell table:style-name="ce17" table:formula="of:=IF(ISBLANK([.F34]);&quot;&quot;;[.J34]*[.F34]/3600)" office:value-type="float" office:value="164" calcext:value-type="float">
            <text:p>164.00</text:p>
          </table:table-cell>
          <table:table-cell table:style-name="ce20" table:formula="of:=IF(ISBLANK([.J34]);&quot;&quot;;[.O34]*3600/[.B34]/[.E34])" office:value-type="float" office:value="0.00013720436804421" calcext:value-type="float">
            <text:p>0.00013720</text:p>
          </table:table-cell>
          <table:table-cell/>
          <table:table-cell table:style-name="ce20" table:formula="of:=IF(ISBLANK([.Q34]);&quot;&quot;;[.Q34]*3600/[.B34]/[.E34])">
            <text:p/>
          </table:table-cell>
          <table:table-cell office:value-type="string" calcext:value-type="string">
            <text:p>StratoBaro re-run with EBF</text:p>
          </table:table-cell>
          <table:table-cell/>
          <table:table-cell table:formula="of:=TEXT([.H34];&quot;0.0000000000000000E+000&quot;)&amp;&quot;,&quot;&amp;TEXT([.K34];&quot;0.0000000000000000E+000&quot;)&amp;&quot;,&quot;&amp;TEXT([.L34];&quot;0.0000000000000000E+000&quot;)&amp;&quot;,&quot;&amp;TEXT(IF([.M34]=&quot;&quot;;1;[.M34]);&quot;0.0000000000000000E+000&quot;)&amp;&quot;,&quot;&amp;TEXT([.N34];&quot;0&quot;)&amp;&quot;;&quot;" office:value-type="string" office:string-value="1.1400000000000000E+002,1.0000000000000000E+000,4.3478260869565200E-002,8.6956521739130400E-003,11693;" calcext:value-type="string">
            <text:p>1.1400000000000000E+002,1.0000000000000000E+000,4.3478260869565200E-002,8.6956521739130400E-003,11693;</text:p>
          </table:table-cell>
          <table:table-cell table:formula="of:=TEXT([.P34];&quot;0.0000000000000000E+000&quot;)&amp;&quot;;&quot;" office:value-type="string" office:string-value="1.3720436804421000E-004;" calcext:value-type="string">
            <text:p>1.3720436804421000E-004;</text:p>
          </table:table-cell>
          <table:table-cell table:number-columns-repeated="1002"/>
        </table:table-row>
        <table:table-row table:style-name="ro1">
          <table:table-cell office:value-type="float" office:value="641616" calcext:value-type="float">
            <text:p>641616</text:p>
          </table:table-cell>
          <table:table-cell table:number-columns-repeated="2" office:value-type="float" office:value="748360" calcext:value-type="float">
            <text:p>748360</text:p>
          </table:table-cell>
          <table:table-cell office:value-type="float" office:value="0.345283979337564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96" calcext:value-type="float">
            <text:p>9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17354" calcext:value-type="float">
            <text:p>17354</text:p>
          </table:table-cell>
          <table:table-cell table:style-name="ce8" table:formula="of:=IF(OR(ISBLANK([.B35]);ISBLANK([.C35]));&quot;&quot;;[.C35]/[.B35])" office:value-type="percentage" office:value="1" calcext:value-type="percentage">
            <text:p>100.00%</text:p>
          </table:table-cell>
          <table:table-cell table:style-name="ce13" table:formula="of:=IF(ISBLANK([.E35]);&quot;&quot;;[.G35]/[.E35])" office:value-type="percentage" office:value="0.015625" calcext:value-type="percentage">
            <text:p>1.56%</text:p>
          </table:table-cell>
          <table:table-cell table:style-name="ce13" table:formula="of:=IF(ISBLANK([.I35]);&quot;&quot;;[.I35]/[.E35])" office:value-type="percentage" office:value="0.003125" calcext:value-type="percentage">
            <text:p>0.31%</text:p>
          </table:table-cell>
          <table:table-cell table:style-name="ce18" table:formula="of:=IF(ISBLANK([.F35]);&quot;&quot;;[.B35]/[.F35])" office:value-type="float" office:value="7795.41666666667" calcext:value-type="float">
            <text:p>7795</text:p>
          </table:table-cell>
          <table:table-cell table:style-name="ce17" table:formula="of:=IF(ISBLANK([.F35]);&quot;&quot;;[.J35]*[.F35]/3600)" office:value-type="float" office:value="462.773333333333" calcext:value-type="float">
            <text:p>462.77</text:p>
          </table:table-cell>
          <table:table-cell table:style-name="ce20" table:formula="of:=IF(ISBLANK([.J35]);&quot;&quot;;[.O35]*3600/[.B35]/[.E35])" office:value-type="float" office:value="0.000139136244588166" calcext:value-type="float">
            <text:p>0.00013914</text:p>
          </table:table-cell>
          <table:table-cell/>
          <table:table-cell table:style-name="ce20" table:formula="of:=IF(ISBLANK([.Q35]);&quot;&quot;;[.Q35]*3600/[.B35]/[.E35])">
            <text:p/>
          </table:table-cell>
          <table:table-cell office:value-type="string" calcext:value-type="string">
            <text:p>StratoBaro full with EBF</text:p>
          </table:table-cell>
          <table:table-cell/>
          <table:table-cell table:formula="of:=TEXT([.H35];&quot;0.0000000000000000E+000&quot;)&amp;&quot;,&quot;&amp;TEXT([.K35];&quot;0.0000000000000000E+000&quot;)&amp;&quot;,&quot;&amp;TEXT([.L35];&quot;0.0000000000000000E+000&quot;)&amp;&quot;,&quot;&amp;TEXT(IF([.M35]=&quot;&quot;;1;[.M35]);&quot;0.0000000000000000E+000&quot;)&amp;&quot;,&quot;&amp;TEXT([.N35];&quot;0&quot;)&amp;&quot;;&quot;" office:value-type="string" office:string-value="1.1400000000000000E+002,1.0000000000000000E+000,1.5625000000000000E-002,3.1250000000000000E-003,7795;" calcext:value-type="string">
            <text:p>1.1400000000000000E+002,1.0000000000000000E+000,1.5625000000000000E-002,3.1250000000000000E-003,7795;</text:p>
          </table:table-cell>
          <table:table-cell table:formula="of:=TEXT([.P35];&quot;0.0000000000000000E+000&quot;)&amp;&quot;;&quot;" office:value-type="string" office:string-value="1.3913624458816600E-004;" calcext:value-type="string">
            <text:p>1.3913624458816600E-004;</text:p>
          </table:table-cell>
          <table:table-cell table:number-columns-repeated="1002"/>
        </table:table-row>
        <table:table-row table:style-name="ro1">
          <table:table-cell office:value-type="float" office:value="656505" calcext:value-type="float">
            <text:p>656505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128" calcext:value-type="float">
            <text:p>128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5904" calcext:value-type="float">
            <text:p>5904</text:p>
          </table:table-cell>
          <table:table-cell table:style-name="ce8" table:formula="of:=IF(OR(ISBLANK([.B36]);ISBLANK([.C36]));&quot;&quot;;[.C36]/[.B36])" office:value-type="percentage" office:value="1" calcext:value-type="percentage">
            <text:p>100.00%</text:p>
          </table:table-cell>
          <table:table-cell table:style-name="ce13" table:formula="of:=IF(ISBLANK([.E36]);&quot;&quot;;[.G36]/[.E36])" office:value-type="percentage" office:value="0.015625" calcext:value-type="percentage">
            <text:p>1.56%</text:p>
          </table:table-cell>
          <table:table-cell table:style-name="ce13" table:formula="of:=IF(ISBLANK([.I36]);&quot;&quot;;[.I36]/[.E36])" office:value-type="percentage" office:value="0.003125" calcext:value-type="percentage">
            <text:p>0.31%</text:p>
          </table:table-cell>
          <table:table-cell table:style-name="ce18" table:formula="of:=IF(ISBLANK([.F36]);&quot;&quot;;[.B36]/[.F36])" office:value-type="float" office:value="2079.390625" calcext:value-type="float">
            <text:p>2079</text:p>
          </table:table-cell>
          <table:table-cell table:style-name="ce17" table:formula="of:=IF(ISBLANK([.F36]);&quot;&quot;;[.J36]*[.F36]/3600)" office:value-type="float" office:value="209.92" calcext:value-type="float">
            <text:p>209.92</text:p>
          </table:table-cell>
          <table:table-cell table:style-name="ce20" table:formula="of:=IF(ISBLANK([.J36]);&quot;&quot;;[.O36]*3600/[.B36]/[.E36])" office:value-type="float" office:value="0.000177455835168056" calcext:value-type="float">
            <text:p>0.00017746</text:p>
          </table:table-cell>
          <table:table-cell/>
          <table:table-cell table:style-name="ce20" table:formula="of:=IF(ISBLANK([.Q36]);&quot;&quot;;[.Q36]*3600/[.B36]/[.E36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6];&quot;0.0000000000000000E+000&quot;)&amp;&quot;,&quot;&amp;TEXT([.K36];&quot;0.0000000000000000E+000&quot;)&amp;&quot;,&quot;&amp;TEXT([.L36];&quot;0.0000000000000000E+000&quot;)&amp;&quot;,&quot;&amp;TEXT(IF([.M36]=&quot;&quot;;1;[.M36]);&quot;0.0000000000000000E+000&quot;)&amp;&quot;,&quot;&amp;TEXT([.N36];&quot;0&quot;)&amp;&quot;;&quot;" office:value-type="string" office:string-value="1.1400000000000000E+002,1.0000000000000000E+000,1.5625000000000000E-002,3.1250000000000000E-003,2079;" calcext:value-type="string">
            <text:p>1.1400000000000000E+002,1.0000000000000000E+000,1.5625000000000000E-002,3.1250000000000000E-003,2079;</text:p>
          </table:table-cell>
          <table:table-cell table:formula="of:=TEXT([.P36];&quot;0.0000000000000000E+000&quot;)&amp;&quot;;&quot;" office:value-type="string" office:string-value="1.7745583516805600E-004;" calcext:value-type="string">
            <text:p>1.7745583516805600E-004;</text:p>
          </table:table-cell>
          <table:table-cell table:number-columns-repeated="1002"/>
        </table:table-row>
        <table:table-row table:style-name="ro1">
          <table:table-cell office:value-type="float" office:value="655513" calcext:value-type="float">
            <text:p>655513</text:p>
          </table:table-cell>
          <table:table-cell table:number-columns-repeated="2" office:value-type="float" office:value="266162" calcext:value-type="float">
            <text:p>266162</text:p>
          </table:table-cell>
          <table:table-cell office:value-type="float" office:value="0.345385772963523" calcext:value-type="float">
            <text:p>0.345</text:p>
          </table:table-cell>
          <table:table-cell office:value-type="float" office:value="16000" calcext:value-type="float">
            <text:p>16000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0" calcext:value-type="float">
            <text:p>25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table:style-name="ce11" office:value-type="float" office:value="4076" calcext:value-type="float">
            <text:p>4076</text:p>
          </table:table-cell>
          <table:table-cell table:style-name="ce8" table:formula="of:=IF(OR(ISBLANK([.B37]);ISBLANK([.C37]));&quot;&quot;;[.C37]/[.B37])" office:value-type="percentage" office:value="1" calcext:value-type="percentage">
            <text:p>100.00%</text:p>
          </table:table-cell>
          <table:table-cell table:style-name="ce13" table:formula="of:=IF(ISBLANK([.E37]);&quot;&quot;;[.G37]/[.E37])" office:value-type="percentage" office:value="0.015625" calcext:value-type="percentage">
            <text:p>1.56%</text:p>
          </table:table-cell>
          <table:table-cell table:style-name="ce13" table:formula="of:=IF(ISBLANK([.I37]);&quot;&quot;;[.I37]/[.E37])" office:value-type="percentage" office:value="0.003125" calcext:value-type="percentage">
            <text:p>0.31%</text:p>
          </table:table-cell>
          <table:table-cell table:style-name="ce18" table:formula="of:=IF(ISBLANK([.F37]);&quot;&quot;;[.B37]/[.F37])" office:value-type="float" office:value="1039.6953125" calcext:value-type="float">
            <text:p>1040</text:p>
          </table:table-cell>
          <table:table-cell table:style-name="ce17" table:formula="of:=IF(ISBLANK([.F37]);&quot;&quot;;[.J37]*[.F37]/3600)" office:value-type="float" office:value="289.848888888889" calcext:value-type="float">
            <text:p>289.85</text:p>
          </table:table-cell>
          <table:table-cell table:style-name="ce20" table:formula="of:=IF(ISBLANK([.J37]);&quot;&quot;;[.O37]*3600/[.B37]/[.E37])" office:value-type="float" office:value="0.00024502370736619" calcext:value-type="float">
            <text:p>0.00024502</text:p>
          </table:table-cell>
          <table:table-cell/>
          <table:table-cell table:style-name="ce20" table:formula="of:=IF(ISBLANK([.Q37]);&quot;&quot;;[.Q37]*3600/[.B37]/[.E37])">
            <text:p/>
          </table:table-cell>
          <table:table-cell office:value-type="string" calcext:value-type="string">
            <text:p>microbaroms periodic with EBF</text:p>
          </table:table-cell>
          <table:table-cell/>
          <table:table-cell table:formula="of:=TEXT([.H37];&quot;0.0000000000000000E+000&quot;)&amp;&quot;,&quot;&amp;TEXT([.K37];&quot;0.0000000000000000E+000&quot;)&amp;&quot;,&quot;&amp;TEXT([.L37];&quot;0.0000000000000000E+000&quot;)&amp;&quot;,&quot;&amp;TEXT(IF([.M37]=&quot;&quot;;1;[.M37]);&quot;0.0000000000000000E+000&quot;)&amp;&quot;,&quot;&amp;TEXT([.N37];&quot;0&quot;)&amp;&quot;;&quot;" office:value-type="string" office:string-value="1.1400000000000000E+002,1.0000000000000000E+000,1.5625000000000000E-002,3.1250000000000000E-003,1040;" calcext:value-type="string">
            <text:p>1.1400000000000000E+002,1.0000000000000000E+000,1.5625000000000000E-002,3.1250000000000000E-003,1040;</text:p>
          </table:table-cell>
          <table:table-cell table:formula="of:=TEXT([.P37];&quot;0.0000000000000000E+000&quot;)&amp;&quot;;&quot;" office:value-type="string" office:string-value="2.4502370736619000E-004;" calcext:value-type="string">
            <text:p>2.4502370736619000E-004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38]);ISBLANK([.C38]));&quot;&quot;;[.C38]/[.B38])">
            <text:p/>
          </table:table-cell>
          <table:table-cell table:style-name="ce13" table:formula="of:=IF(ISBLANK([.E38]);&quot;&quot;;[.G38]/[.E38])">
            <text:p/>
          </table:table-cell>
          <table:table-cell table:style-name="ce13" table:formula="of:=IF(ISBLANK([.I38]);&quot;&quot;;[.I38]/[.E38])">
            <text:p/>
          </table:table-cell>
          <table:table-cell table:style-name="ce18" table:formula="of:=IF(ISBLANK([.F38]);&quot;&quot;;[.B38]/[.F38])">
            <text:p/>
          </table:table-cell>
          <table:table-cell table:style-name="ce17" table:formula="of:=IF(ISBLANK([.F38]);&quot;&quot;;[.J38]*[.F38]/3600)">
            <text:p/>
          </table:table-cell>
          <table:table-cell table:style-name="ce20" table:formula="of:=IF(ISBLANK([.J38]);&quot;&quot;;[.O38]*3600/[.B38]/[.E38])">
            <text:p/>
          </table:table-cell>
          <table:table-cell/>
          <table:table-cell table:style-name="ce20" table:formula="of:=IF(ISBLANK([.Q38]);&quot;&quot;;[.Q38]*3600/[.B38]/[.E38])">
            <text:p/>
          </table:table-cell>
          <table:table-cell table:number-columns-repeated="2"/>
          <table:table-cell table:formula="of:=TEXT([.H38];&quot;0.0000000000000000E+000&quot;)&amp;&quot;,&quot;&amp;TEXT([.K38];&quot;0.0000000000000000E+000&quot;)&amp;&quot;,&quot;&amp;TEXT([.L38];&quot;0.0000000000000000E+000&quot;)&amp;&quot;,&quot;&amp;TEXT(IF([.M38]=&quot;&quot;;1;[.M38]);&quot;0.0000000000000000E+000&quot;)&amp;&quot;,&quot;&amp;TEXT([.N38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38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39]);ISBLANK([.C39]));&quot;&quot;;[.C39]/[.B39])">
            <text:p/>
          </table:table-cell>
          <table:table-cell table:style-name="ce13" table:formula="of:=IF(ISBLANK([.E39]);&quot;&quot;;[.G39]/[.E39])">
            <text:p/>
          </table:table-cell>
          <table:table-cell table:style-name="ce13" table:formula="of:=IF(ISBLANK([.I39]);&quot;&quot;;[.I39]/[.E39])">
            <text:p/>
          </table:table-cell>
          <table:table-cell table:style-name="ce18" table:formula="of:=IF(ISBLANK([.F39]);&quot;&quot;;[.B39]/[.F39])">
            <text:p/>
          </table:table-cell>
          <table:table-cell table:style-name="ce17" table:formula="of:=IF(ISBLANK([.F39]);&quot;&quot;;[.J39]*[.F39]/3600)">
            <text:p/>
          </table:table-cell>
          <table:table-cell table:style-name="ce20" table:formula="of:=IF(ISBLANK([.J39]);&quot;&quot;;[.O39]*3600/[.B39]/[.E39])">
            <text:p/>
          </table:table-cell>
          <table:table-cell/>
          <table:table-cell table:style-name="ce20" table:formula="of:=IF(ISBLANK([.Q39]);&quot;&quot;;[.Q39]*3600/[.B39]/[.E39])">
            <text:p/>
          </table:table-cell>
          <table:table-cell table:number-columns-repeated="2"/>
          <table:table-cell table:formula="of:=TEXT([.H39];&quot;0.0000000000000000E+000&quot;)&amp;&quot;,&quot;&amp;TEXT([.K39];&quot;0.0000000000000000E+000&quot;)&amp;&quot;,&quot;&amp;TEXT([.L39];&quot;0.0000000000000000E+000&quot;)&amp;&quot;,&quot;&amp;TEXT(IF([.M39]=&quot;&quot;;1;[.M39]);&quot;0.0000000000000000E+000&quot;)&amp;&quot;,&quot;&amp;TEXT([.N39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39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0]);ISBLANK([.C40]));&quot;&quot;;[.C40]/[.B40])">
            <text:p/>
          </table:table-cell>
          <table:table-cell table:style-name="ce13" table:formula="of:=IF(ISBLANK([.E40]);&quot;&quot;;[.G40]/[.E40])">
            <text:p/>
          </table:table-cell>
          <table:table-cell table:style-name="ce13" table:formula="of:=IF(ISBLANK([.I40]);&quot;&quot;;[.I40]/[.E40])">
            <text:p/>
          </table:table-cell>
          <table:table-cell table:style-name="ce18" table:formula="of:=IF(ISBLANK([.F40]);&quot;&quot;;[.B40]/[.F40])">
            <text:p/>
          </table:table-cell>
          <table:table-cell table:style-name="ce17" table:formula="of:=IF(ISBLANK([.F40]);&quot;&quot;;[.J40]*[.F40]/3600)">
            <text:p/>
          </table:table-cell>
          <table:table-cell table:style-name="ce20" table:formula="of:=IF(ISBLANK([.J40]);&quot;&quot;;[.O40]*3600/[.B40]/[.E40])">
            <text:p/>
          </table:table-cell>
          <table:table-cell/>
          <table:table-cell table:style-name="ce20" table:formula="of:=IF(ISBLANK([.Q40]);&quot;&quot;;[.Q40]*3600/[.B40]/[.E40])">
            <text:p/>
          </table:table-cell>
          <table:table-cell table:number-columns-repeated="2"/>
          <table:table-cell table:formula="of:=TEXT([.H40];&quot;0.0000000000000000E+000&quot;)&amp;&quot;,&quot;&amp;TEXT([.K40];&quot;0.0000000000000000E+000&quot;)&amp;&quot;,&quot;&amp;TEXT([.L40];&quot;0.0000000000000000E+000&quot;)&amp;&quot;,&quot;&amp;TEXT(IF([.M40]=&quot;&quot;;1;[.M40]);&quot;0.0000000000000000E+000&quot;)&amp;&quot;,&quot;&amp;TEXT([.N4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1]);ISBLANK([.C41]));&quot;&quot;;[.C41]/[.B41])">
            <text:p/>
          </table:table-cell>
          <table:table-cell table:style-name="ce13" table:formula="of:=IF(ISBLANK([.E41]);&quot;&quot;;[.G41]/[.E41])">
            <text:p/>
          </table:table-cell>
          <table:table-cell table:style-name="ce13" table:formula="of:=IF(ISBLANK([.I41]);&quot;&quot;;[.I41]/[.E41])">
            <text:p/>
          </table:table-cell>
          <table:table-cell table:style-name="ce18" table:formula="of:=IF(ISBLANK([.F41]);&quot;&quot;;[.B41]/[.F41])">
            <text:p/>
          </table:table-cell>
          <table:table-cell table:style-name="ce17" table:formula="of:=IF(ISBLANK([.F41]);&quot;&quot;;[.J41]*[.F41]/3600)">
            <text:p/>
          </table:table-cell>
          <table:table-cell table:style-name="ce20" table:formula="of:=IF(ISBLANK([.J41]);&quot;&quot;;[.O41]*3600/[.B41]/[.E41])">
            <text:p/>
          </table:table-cell>
          <table:table-cell/>
          <table:table-cell table:style-name="ce20" table:formula="of:=IF(ISBLANK([.Q41]);&quot;&quot;;[.Q41]*3600/[.B41]/[.E41])">
            <text:p/>
          </table:table-cell>
          <table:table-cell table:number-columns-repeated="2"/>
          <table:table-cell table:formula="of:=TEXT([.H41];&quot;0.0000000000000000E+000&quot;)&amp;&quot;,&quot;&amp;TEXT([.K41];&quot;0.0000000000000000E+000&quot;)&amp;&quot;,&quot;&amp;TEXT([.L41];&quot;0.0000000000000000E+000&quot;)&amp;&quot;,&quot;&amp;TEXT(IF([.M41]=&quot;&quot;;1;[.M41]);&quot;0.0000000000000000E+000&quot;)&amp;&quot;,&quot;&amp;TEXT([.N4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2]);ISBLANK([.C42]));&quot;&quot;;[.C42]/[.B42])">
            <text:p/>
          </table:table-cell>
          <table:table-cell table:style-name="ce13" table:formula="of:=IF(ISBLANK([.E42]);&quot;&quot;;[.G42]/[.E42])">
            <text:p/>
          </table:table-cell>
          <table:table-cell table:style-name="ce13" table:formula="of:=IF(ISBLANK([.I42]);&quot;&quot;;[.I42]/[.E42])">
            <text:p/>
          </table:table-cell>
          <table:table-cell table:style-name="ce18" table:formula="of:=IF(ISBLANK([.F42]);&quot;&quot;;[.B42]/[.F42])">
            <text:p/>
          </table:table-cell>
          <table:table-cell table:style-name="ce17" table:formula="of:=IF(ISBLANK([.F42]);&quot;&quot;;[.J42]*[.F42]/3600)">
            <text:p/>
          </table:table-cell>
          <table:table-cell table:style-name="ce20" table:formula="of:=IF(ISBLANK([.J42]);&quot;&quot;;[.O42]*3600/[.B42]/[.E42])">
            <text:p/>
          </table:table-cell>
          <table:table-cell/>
          <table:table-cell table:style-name="ce20" table:formula="of:=IF(ISBLANK([.Q42]);&quot;&quot;;[.Q42]*3600/[.B42]/[.E42])">
            <text:p/>
          </table:table-cell>
          <table:table-cell table:number-columns-repeated="2"/>
          <table:table-cell table:formula="of:=TEXT([.H42];&quot;0.0000000000000000E+000&quot;)&amp;&quot;,&quot;&amp;TEXT([.K42];&quot;0.0000000000000000E+000&quot;)&amp;&quot;,&quot;&amp;TEXT([.L42];&quot;0.0000000000000000E+000&quot;)&amp;&quot;,&quot;&amp;TEXT(IF([.M42]=&quot;&quot;;1;[.M42]);&quot;0.0000000000000000E+000&quot;)&amp;&quot;,&quot;&amp;TEXT([.N42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2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3]);ISBLANK([.C43]));&quot;&quot;;[.C43]/[.B43])">
            <text:p/>
          </table:table-cell>
          <table:table-cell table:style-name="ce13" table:formula="of:=IF(ISBLANK([.E43]);&quot;&quot;;[.G43]/[.E43])">
            <text:p/>
          </table:table-cell>
          <table:table-cell table:style-name="ce13" table:formula="of:=IF(ISBLANK([.I43]);&quot;&quot;;[.I43]/[.E43])">
            <text:p/>
          </table:table-cell>
          <table:table-cell table:style-name="ce18" table:formula="of:=IF(ISBLANK([.F43]);&quot;&quot;;[.B43]/[.F43])">
            <text:p/>
          </table:table-cell>
          <table:table-cell table:style-name="ce17" table:formula="of:=IF(ISBLANK([.F43]);&quot;&quot;;[.J43]*[.F43]/3600)">
            <text:p/>
          </table:table-cell>
          <table:table-cell table:style-name="ce20" table:formula="of:=IF(ISBLANK([.J43]);&quot;&quot;;[.O43]*3600/[.B43]/[.E43])">
            <text:p/>
          </table:table-cell>
          <table:table-cell/>
          <table:table-cell table:style-name="ce20" table:formula="of:=IF(ISBLANK([.Q43]);&quot;&quot;;[.Q43]*3600/[.B43]/[.E43])">
            <text:p/>
          </table:table-cell>
          <table:table-cell table:number-columns-repeated="2"/>
          <table:table-cell table:formula="of:=TEXT([.H43];&quot;0.0000000000000000E+000&quot;)&amp;&quot;,&quot;&amp;TEXT([.K43];&quot;0.0000000000000000E+000&quot;)&amp;&quot;,&quot;&amp;TEXT([.L43];&quot;0.0000000000000000E+000&quot;)&amp;&quot;,&quot;&amp;TEXT(IF([.M43]=&quot;&quot;;1;[.M43]);&quot;0.0000000000000000E+000&quot;)&amp;&quot;,&quot;&amp;TEXT([.N43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3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4]);ISBLANK([.C44]));&quot;&quot;;[.C44]/[.B44])">
            <text:p/>
          </table:table-cell>
          <table:table-cell table:style-name="ce13" table:formula="of:=IF(ISBLANK([.E44]);&quot;&quot;;[.G44]/[.E44])">
            <text:p/>
          </table:table-cell>
          <table:table-cell table:style-name="ce13" table:formula="of:=IF(ISBLANK([.I44]);&quot;&quot;;[.I44]/[.E44])">
            <text:p/>
          </table:table-cell>
          <table:table-cell table:style-name="ce18" table:formula="of:=IF(ISBLANK([.F44]);&quot;&quot;;[.B44]/[.F44])">
            <text:p/>
          </table:table-cell>
          <table:table-cell table:style-name="ce17" table:formula="of:=IF(ISBLANK([.F44]);&quot;&quot;;[.J44]*[.F44]/3600)">
            <text:p/>
          </table:table-cell>
          <table:table-cell table:style-name="ce20" table:formula="of:=IF(ISBLANK([.J44]);&quot;&quot;;[.O44]*3600/[.B44]/[.E44])">
            <text:p/>
          </table:table-cell>
          <table:table-cell/>
          <table:table-cell table:style-name="ce20" table:formula="of:=IF(ISBLANK([.Q44]);&quot;&quot;;[.Q44]*3600/[.B44]/[.E44])">
            <text:p/>
          </table:table-cell>
          <table:table-cell table:number-columns-repeated="2"/>
          <table:table-cell table:formula="of:=TEXT([.H44];&quot;0.0000000000000000E+000&quot;)&amp;&quot;,&quot;&amp;TEXT([.K44];&quot;0.0000000000000000E+000&quot;)&amp;&quot;,&quot;&amp;TEXT([.L44];&quot;0.0000000000000000E+000&quot;)&amp;&quot;,&quot;&amp;TEXT(IF([.M44]=&quot;&quot;;1;[.M44]);&quot;0.0000000000000000E+000&quot;)&amp;&quot;,&quot;&amp;TEXT([.N44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4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5]);ISBLANK([.C45]));&quot;&quot;;[.C45]/[.B45])">
            <text:p/>
          </table:table-cell>
          <table:table-cell table:style-name="ce13" table:formula="of:=IF(ISBLANK([.E45]);&quot;&quot;;[.G45]/[.E45])">
            <text:p/>
          </table:table-cell>
          <table:table-cell table:style-name="ce13" table:formula="of:=IF(ISBLANK([.I45]);&quot;&quot;;[.I45]/[.E45])">
            <text:p/>
          </table:table-cell>
          <table:table-cell table:style-name="ce18" table:formula="of:=IF(ISBLANK([.F45]);&quot;&quot;;[.B45]/[.F45])">
            <text:p/>
          </table:table-cell>
          <table:table-cell table:style-name="ce17" table:formula="of:=IF(ISBLANK([.F45]);&quot;&quot;;[.J45]*[.F45]/3600)">
            <text:p/>
          </table:table-cell>
          <table:table-cell table:style-name="ce20" table:formula="of:=IF(ISBLANK([.J45]);&quot;&quot;;[.O45]*3600/[.B45]/[.E45])">
            <text:p/>
          </table:table-cell>
          <table:table-cell/>
          <table:table-cell table:style-name="ce20" table:formula="of:=IF(ISBLANK([.Q45]);&quot;&quot;;[.Q45]*3600/[.B45]/[.E45])">
            <text:p/>
          </table:table-cell>
          <table:table-cell table:number-columns-repeated="2"/>
          <table:table-cell table:formula="of:=TEXT([.H45];&quot;0.0000000000000000E+000&quot;)&amp;&quot;,&quot;&amp;TEXT([.K45];&quot;0.0000000000000000E+000&quot;)&amp;&quot;,&quot;&amp;TEXT([.L45];&quot;0.0000000000000000E+000&quot;)&amp;&quot;,&quot;&amp;TEXT(IF([.M45]=&quot;&quot;;1;[.M45]);&quot;0.0000000000000000E+000&quot;)&amp;&quot;,&quot;&amp;TEXT([.N45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5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6]);ISBLANK([.C46]));&quot;&quot;;[.C46]/[.B46])">
            <text:p/>
          </table:table-cell>
          <table:table-cell table:style-name="ce13" table:formula="of:=IF(ISBLANK([.E46]);&quot;&quot;;[.G46]/[.E46])">
            <text:p/>
          </table:table-cell>
          <table:table-cell table:style-name="ce13" table:formula="of:=IF(ISBLANK([.I46]);&quot;&quot;;[.I46]/[.E46])">
            <text:p/>
          </table:table-cell>
          <table:table-cell table:style-name="ce18" table:formula="of:=IF(ISBLANK([.F46]);&quot;&quot;;[.B46]/[.F46])">
            <text:p/>
          </table:table-cell>
          <table:table-cell table:style-name="ce17" table:formula="of:=IF(ISBLANK([.F46]);&quot;&quot;;[.J46]*[.F46]/3600)">
            <text:p/>
          </table:table-cell>
          <table:table-cell table:style-name="ce20" table:formula="of:=IF(ISBLANK([.J46]);&quot;&quot;;[.O46]*3600/[.B46]/[.E46])">
            <text:p/>
          </table:table-cell>
          <table:table-cell/>
          <table:table-cell table:style-name="ce20" table:formula="of:=IF(ISBLANK([.Q46]);&quot;&quot;;[.Q46]*3600/[.B46]/[.E46])">
            <text:p/>
          </table:table-cell>
          <table:table-cell table:number-columns-repeated="2"/>
          <table:table-cell table:formula="of:=TEXT([.H46];&quot;0.0000000000000000E+000&quot;)&amp;&quot;,&quot;&amp;TEXT([.K46];&quot;0.0000000000000000E+000&quot;)&amp;&quot;,&quot;&amp;TEXT([.L46];&quot;0.0000000000000000E+000&quot;)&amp;&quot;,&quot;&amp;TEXT(IF([.M46]=&quot;&quot;;1;[.M46]);&quot;0.0000000000000000E+000&quot;)&amp;&quot;,&quot;&amp;TEXT([.N46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6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7]);ISBLANK([.C47]));&quot;&quot;;[.C47]/[.B47])">
            <text:p/>
          </table:table-cell>
          <table:table-cell table:style-name="ce13" table:formula="of:=IF(ISBLANK([.E47]);&quot;&quot;;[.G47]/[.E47])">
            <text:p/>
          </table:table-cell>
          <table:table-cell table:style-name="ce13" table:formula="of:=IF(ISBLANK([.I47]);&quot;&quot;;[.I47]/[.E47])">
            <text:p/>
          </table:table-cell>
          <table:table-cell table:style-name="ce18" table:formula="of:=IF(ISBLANK([.F47]);&quot;&quot;;[.B47]/[.F47])">
            <text:p/>
          </table:table-cell>
          <table:table-cell table:style-name="ce17" table:formula="of:=IF(ISBLANK([.F47]);&quot;&quot;;[.J47]*[.F47]/3600)">
            <text:p/>
          </table:table-cell>
          <table:table-cell table:style-name="ce20" table:formula="of:=IF(ISBLANK([.J47]);&quot;&quot;;[.O47]*3600/[.B47]/[.E47])">
            <text:p/>
          </table:table-cell>
          <table:table-cell/>
          <table:table-cell table:style-name="ce20" table:formula="of:=IF(ISBLANK([.Q47]);&quot;&quot;;[.Q47]*3600/[.B47]/[.E47])">
            <text:p/>
          </table:table-cell>
          <table:table-cell table:number-columns-repeated="2"/>
          <table:table-cell table:formula="of:=TEXT([.H47];&quot;0.0000000000000000E+000&quot;)&amp;&quot;,&quot;&amp;TEXT([.K47];&quot;0.0000000000000000E+000&quot;)&amp;&quot;,&quot;&amp;TEXT([.L47];&quot;0.0000000000000000E+000&quot;)&amp;&quot;,&quot;&amp;TEXT(IF([.M47]=&quot;&quot;;1;[.M47]);&quot;0.0000000000000000E+000&quot;)&amp;&quot;,&quot;&amp;TEXT([.N47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7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8]);ISBLANK([.C48]));&quot;&quot;;[.C48]/[.B48])">
            <text:p/>
          </table:table-cell>
          <table:table-cell table:style-name="ce13" table:formula="of:=IF(ISBLANK([.E48]);&quot;&quot;;[.G48]/[.E48])">
            <text:p/>
          </table:table-cell>
          <table:table-cell table:style-name="ce13" table:formula="of:=IF(ISBLANK([.I48]);&quot;&quot;;[.I48]/[.E48])">
            <text:p/>
          </table:table-cell>
          <table:table-cell table:style-name="ce18" table:formula="of:=IF(ISBLANK([.F48]);&quot;&quot;;[.B48]/[.F48])">
            <text:p/>
          </table:table-cell>
          <table:table-cell table:style-name="ce17" table:formula="of:=IF(ISBLANK([.F48]);&quot;&quot;;[.J48]*[.F48]/3600)">
            <text:p/>
          </table:table-cell>
          <table:table-cell table:style-name="ce20" table:formula="of:=IF(ISBLANK([.J48]);&quot;&quot;;[.O48]*3600/[.B48]/[.E48])">
            <text:p/>
          </table:table-cell>
          <table:table-cell/>
          <table:table-cell table:style-name="ce20" table:formula="of:=IF(ISBLANK([.Q48]);&quot;&quot;;[.Q48]*3600/[.B48]/[.E48])">
            <text:p/>
          </table:table-cell>
          <table:table-cell table:number-columns-repeated="2"/>
          <table:table-cell table:formula="of:=TEXT([.H48];&quot;0.0000000000000000E+000&quot;)&amp;&quot;,&quot;&amp;TEXT([.K48];&quot;0.0000000000000000E+000&quot;)&amp;&quot;,&quot;&amp;TEXT([.L48];&quot;0.0000000000000000E+000&quot;)&amp;&quot;,&quot;&amp;TEXT(IF([.M48]=&quot;&quot;;1;[.M48]);&quot;0.0000000000000000E+000&quot;)&amp;&quot;,&quot;&amp;TEXT([.N48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8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49]);ISBLANK([.C49]));&quot;&quot;;[.C49]/[.B49])">
            <text:p/>
          </table:table-cell>
          <table:table-cell table:style-name="ce13" table:formula="of:=IF(ISBLANK([.E49]);&quot;&quot;;[.G49]/[.E49])">
            <text:p/>
          </table:table-cell>
          <table:table-cell table:style-name="ce13" table:formula="of:=IF(ISBLANK([.I49]);&quot;&quot;;[.I49]/[.E49])">
            <text:p/>
          </table:table-cell>
          <table:table-cell table:style-name="ce18" table:formula="of:=IF(ISBLANK([.F49]);&quot;&quot;;[.B49]/[.F49])">
            <text:p/>
          </table:table-cell>
          <table:table-cell table:style-name="ce17" table:formula="of:=IF(ISBLANK([.F49]);&quot;&quot;;[.J49]*[.F49]/3600)">
            <text:p/>
          </table:table-cell>
          <table:table-cell table:style-name="ce20" table:formula="of:=IF(ISBLANK([.J49]);&quot;&quot;;[.O49]*3600/[.B49]/[.E49])">
            <text:p/>
          </table:table-cell>
          <table:table-cell/>
          <table:table-cell table:style-name="ce20" table:formula="of:=IF(ISBLANK([.Q49]);&quot;&quot;;[.Q49]*3600/[.B49]/[.E49])">
            <text:p/>
          </table:table-cell>
          <table:table-cell table:number-columns-repeated="2"/>
          <table:table-cell table:formula="of:=TEXT([.H49];&quot;0.0000000000000000E+000&quot;)&amp;&quot;,&quot;&amp;TEXT([.K49];&quot;0.0000000000000000E+000&quot;)&amp;&quot;,&quot;&amp;TEXT([.L49];&quot;0.0000000000000000E+000&quot;)&amp;&quot;,&quot;&amp;TEXT(IF([.M49]=&quot;&quot;;1;[.M49]);&quot;0.0000000000000000E+000&quot;)&amp;&quot;,&quot;&amp;TEXT([.N49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49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50]);ISBLANK([.C50]));&quot;&quot;;[.C50]/[.B50])">
            <text:p/>
          </table:table-cell>
          <table:table-cell table:style-name="ce13" table:formula="of:=IF(ISBLANK([.E50]);&quot;&quot;;[.G50]/[.E50])">
            <text:p/>
          </table:table-cell>
          <table:table-cell table:style-name="ce13" table:formula="of:=IF(ISBLANK([.I50]);&quot;&quot;;[.I50]/[.E50])">
            <text:p/>
          </table:table-cell>
          <table:table-cell table:style-name="ce18" table:formula="of:=IF(ISBLANK([.F50]);&quot;&quot;;[.B50]/[.F50])">
            <text:p/>
          </table:table-cell>
          <table:table-cell table:style-name="ce17" table:formula="of:=IF(ISBLANK([.F50]);&quot;&quot;;[.J50]*[.F50]/3600)">
            <text:p/>
          </table:table-cell>
          <table:table-cell table:style-name="ce20" table:formula="of:=IF(ISBLANK([.J50]);&quot;&quot;;[.O50]*3600/[.B50]/[.E50])">
            <text:p/>
          </table:table-cell>
          <table:table-cell/>
          <table:table-cell table:style-name="ce20" table:formula="of:=IF(ISBLANK([.Q50]);&quot;&quot;;[.Q50]*3600/[.B50]/[.E50])">
            <text:p/>
          </table:table-cell>
          <table:table-cell table:number-columns-repeated="2"/>
          <table:table-cell table:formula="of:=TEXT([.H50];&quot;0.0000000000000000E+000&quot;)&amp;&quot;,&quot;&amp;TEXT([.K50];&quot;0.0000000000000000E+000&quot;)&amp;&quot;,&quot;&amp;TEXT([.L50];&quot;0.0000000000000000E+000&quot;)&amp;&quot;,&quot;&amp;TEXT(IF([.M50]=&quot;&quot;;1;[.M50]);&quot;0.0000000000000000E+000&quot;)&amp;&quot;,&quot;&amp;TEXT([.N50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0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table:style-name="ce11"/>
          <table:table-cell table:style-name="ce8" table:formula="of:=IF(OR(ISBLANK([.B51]);ISBLANK([.C51]));&quot;&quot;;[.C51]/[.B51])">
            <text:p/>
          </table:table-cell>
          <table:table-cell table:style-name="ce13" table:formula="of:=IF(ISBLANK([.E51]);&quot;&quot;;[.G51]/[.E51])">
            <text:p/>
          </table:table-cell>
          <table:table-cell table:style-name="ce13" table:formula="of:=IF(ISBLANK([.I51]);&quot;&quot;;[.I51]/[.E51])">
            <text:p/>
          </table:table-cell>
          <table:table-cell table:style-name="ce18" table:formula="of:=IF(ISBLANK([.F51]);&quot;&quot;;[.B51]/[.F51])">
            <text:p/>
          </table:table-cell>
          <table:table-cell table:style-name="ce17" table:formula="of:=IF(ISBLANK([.F51]);&quot;&quot;;[.J51]*[.F51]/3600)">
            <text:p/>
          </table:table-cell>
          <table:table-cell table:style-name="ce20" table:formula="of:=IF(ISBLANK([.J51]);&quot;&quot;;[.O51]*3600/[.B51]/[.E51])">
            <text:p/>
          </table:table-cell>
          <table:table-cell/>
          <table:table-cell table:style-name="ce20" table:formula="of:=IF(ISBLANK([.Q51]);&quot;&quot;;[.Q51]*3600/[.B51]/[.E51])">
            <text:p/>
          </table:table-cell>
          <table:table-cell table:number-columns-repeated="2"/>
          <table:table-cell table:formula="of:=TEXT([.H51];&quot;0.0000000000000000E+000&quot;)&amp;&quot;,&quot;&amp;TEXT([.K51];&quot;0.0000000000000000E+000&quot;)&amp;&quot;,&quot;&amp;TEXT([.L51];&quot;0.0000000000000000E+000&quot;)&amp;&quot;,&quot;&amp;TEXT(IF([.M51]=&quot;&quot;;1;[.M51]);&quot;0.0000000000000000E+000&quot;)&amp;&quot;,&quot;&amp;TEXT([.N51];&quot;0&quot;)&amp;&quot;;&quot;" office:value-type="string" office:string-value="0.0000000000000000E+000,,,1.0000000000000000E+000,;" calcext:value-type="string">
            <text:p>0.0000000000000000E+000,,,1.0000000000000000E+000,;</text:p>
          </table:table-cell>
          <table:table-cell table:formula="of:=TEXT([.P51];&quot;0.0000000000000000E+000&quot;)&amp;&quot;;&quot;" office:value-type="string" office:string-value=";" calcext:value-type="string">
            <text:p>;</text:p>
          </table:table-cell>
          <table:table-cell table:number-columns-repeated="1002"/>
        </table:table-row>
        <table:table-row table:style-name="ro1">
          <table:table-cell table:number-columns-repeated="20"/>
          <table:table-cell table:style-name="ce55"/>
          <table:table-cell table:number-columns-repeated="1003"/>
        </table:table-row>
        <table:table-row table:style-name="ro1">
          <table:table-cell table:number-columns-repeated="13"/>
          <table:table-cell table:style-name="Default" table:number-columns-repeated="2"/>
          <table:table-cell table:style-name="ce21" table:formula="of:=AVERAGE([.P2:.P51])" office:value-type="float" office:value="0.000160924326878411" calcext:value-type="float">
            <text:p>0.000160924326878</text:p>
          </table:table-cell>
          <table:table-cell/>
          <table:table-cell table:style-name="ce21" table:formula="of:=AVERAGE([.R2:.R51])" office:value-type="float" office:value="0.000171515093961721" calcext:value-type="float">
            <text:p>0.000171515093962</text:p>
          </table:table-cell>
          <table:table-cell table:number-columns-repeated="1006"/>
        </table:table-row>
        <table:table-row table:style-name="ro1">
          <table:table-cell table:number-columns-repeated="20"/>
          <table:table-cell table:style-name="ce56"/>
          <table:table-cell table:number-columns-repeated="1003"/>
        </table:table-row>
        <table:table-row table:style-name="ro1" table:number-rows-repeated="8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3"/>
          <table:table-cell table:style-name="Default"/>
          <table:table-cell table:number-columns-repeated="1013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4"/>
          <table:table-cell table:style-name="Default"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"/>
          <table:table-cell table:style-name="Default" table:number-columns-repeated="2"/>
          <table:table-cell table:number-columns-repeated="3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3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0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8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 table:number-rows-repeated="6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/>
          <table:table-cell table:style-name="Default" table:number-columns-repeated="3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style-name="ce22"/>
          <table:table-cell table:style-name="ce4"/>
          <table:table-cell table:style-name="Default"/>
          <table:table-cell/>
          <table:table-cell table:style-name="Default" table:number-columns-repeated="2"/>
          <table:table-cell table:style-name="ce12"/>
          <table:table-cell table:number-columns-repeated="2"/>
          <table:table-cell table:style-name="ce12"/>
          <table:table-cell table:style-name="Default"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6"/>
          <table:table-cell/>
          <table:table-cell table:style-name="Default" table:number-columns-repeated="5"/>
          <table:table-cell table:number-columns-repeated="13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4">
          <table:table-cell table:number-columns-repeated="6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2"/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6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"/>
          <table:table-cell table:style-name="Default" table:number-columns-repeated="2"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14"/>
          <table:table-cell table:style-name="Default"/>
          <table:table-cell table:number-columns-repeated="2"/>
          <table:table-cell table:style-name="Default" table:number-columns-repeated="4"/>
          <table:table-cell table:number-columns-repeated="964"/>
        </table:table-row>
        <table:table-row table:style-name="ro1" table:number-rows-repeated="3">
          <table:table-cell table:number-columns-repeated="6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 table:number-columns-repeated="2"/>
          <table:table-cell table:style-name="Default"/>
          <table:table-cell/>
          <table:table-cell table:style-name="ce12"/>
          <table:table-cell table:style-name="ce5"/>
          <table:table-cell table:number-columns-repeated="5"/>
          <table:table-cell table:style-name="Default" table:number-columns-repeated="7"/>
          <table:table-cell table:number-columns-repeated="2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 table:number-rows-repeated="2">
          <table:table-cell table:number-columns-repeated="9"/>
          <table:table-cell table:style-name="ce14"/>
          <table:table-cell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14"/>
          <table:table-cell table:style-name="Default" table:number-columns-repeated="6"/>
          <table:table-cell table:number-columns-repeated="18"/>
          <table:table-cell table:style-name="Default" table:number-columns-repeated="4"/>
          <table:table-cell table:number-columns-repeated="964"/>
        </table:table-row>
        <table:table-row table:style-name="ro1">
          <table:table-cell table:number-columns-repeated="9"/>
          <table:table-cell table:style-name="ce14"/>
          <table:table-cell/>
          <table:table-cell table:style-name="ce14"/>
          <table:table-cell table:number-columns-repeated="4"/>
          <table:table-cell table:style-name="ce14"/>
          <table:table-cell table:style-name="ce5"/>
          <table:table-cell table:number-columns-repeated="38"/>
          <table:table-cell table:style-name="Default" table:number-columns-repeated="4"/>
          <table:table-cell table:number-columns-repeated="964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3" loext:forced-exponent-sign="true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16" loext:min-decimal-places="16" number:min-integer-digits="1" number:min-exponent-digits="3" loext:exponent-interval="1" loext:forced-exponent-sign="true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7">00/00/0000</text:date>, <text:time style:data-style-name="N2" text:time-value="09:45:51.7248797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1:18:52.479193132</meta:creation-date>
    <meta:generator>LibreOffice/5.3.7.2.0$Linux_X86_64 LibreOffice_project/30$Build-2</meta:generator>
    <dc:date>2018-07-17T09:50:30.620866478</dc:date>
    <meta:editing-duration>PT16H4M55S</meta:editing-duration>
    <meta:editing-cycles>94</meta:editing-cycles>
    <meta:document-statistic meta:table-count="1" meta:cell-count="794" meta:object-count="0"/>
  </office:meta>
</office:document-meta>
</file>